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da9a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paragraph-rsid="0009da9a" style:font-weight-asian="bold" style:font-weight-complex="bold"/>
    </style:style>
    <style:style style:name="P4" style:family="paragraph" style:parent-style-name="Standard">
      <style:text-properties officeooo:paragraph-rsid="0009da9a"/>
    </style:style>
    <style:style style:name="P5" style:family="paragraph" style:parent-style-name="Standard">
      <style:paragraph-properties fo:break-before="page"/>
      <style:text-properties officeooo:paragraph-rsid="0009da9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py</text:p>
      <text:p text:style-name="Standard"/>
      <text:p text:style-name="Standard">import os</text:p>
      <text:p text:style-name="Standard">import sys</text:p>
      <text:p text:style-name="Standard">import datetime # Importado para timestamp dos resumos</text:p>
      <text:p text:style-name="Standard">import uuid <text:s text:c="4"/># Importado para gerar IDs de resumo</text:p>
      <text:p text:style-name="Standard">import traceback</text:p>
      <text:p text:style-name="Standard">from utils import pdf_exporter</text:p>
      <text:p text:style-name="Standard"/>
      <text:p text:style-name="Standard"># --- Funções Auxiliares de Exibição no Terminal ---</text:p>
      <text:p text:style-name="Standard"/>
      <text:p text:style-name="Standard">def print_separator(char="=", length=60):</text:p>
      <text:p text:style-name="Standard"><text:s text:c="4"/>"""Imprime uma linha de separação no terminal."""</text:p>
      <text:p text:style-name="Standard"><text:s text:c="4"/>print(char * length)</text:p>
      <text:p text:style-name="Standard"/>
      <text:p text:style-name="Standard"/>
      <text:p text:style-name="Standard">def colorize_text(text, color_code, bold=False):</text:p>
      <text:p text:style-name="Standard"><text:s text:c="4"/>"""</text:p>
      <text:p text:style-name="Standard"><text:s text:c="4"/>Aplica cores e/ou negrito ao texto para exibição no terminal.</text:p>
      <text:p text:style-name="Standard"><text:s text:c="4"/>Os códigos de cor são padrão ANSI.</text:p>
      <text:p text:style-name="Standard"><text:s text:c="4"/>Ex: 31=vermelho, 32=verde, 33=amarelo, 34=azul, 35=magenta, 36=ciano, 37=branco.</text:p>
      <text:p text:style-name="Standard"><text:s text:c="4"/>"""</text:p>
      <text:p text:style-name="Standard"><text:s text:c="4"/>bold_code = "\033[1m" if bold else ""</text:p>
      <text:p text:style-name="Standard"><text:s text:c="4"/>color_start = f"\033[{color_code}m"</text:p>
      <text:p text:style-name="Standard"><text:s text:c="4"/>color_end = "\033[0m" # Código para resetar a formatação</text:p>
      <text:p text:style-name="Standard"><text:s text:c="4"/>return f"{bold_code}{color_start}{text}{color_end}"</text:p>
      <text:p text:style-name="Standard"/>
      <text:p text:style-name="Standard"/>
      <text:p text:style-name="Standard"># Adiciona o diretório raiz do projeto ao sys.path para garantir que as importações funcionem</text:p>
      <text:p text:style-name="Standard"># quando main.py é executado de qualquer subdiretório (embora geralmente seja da raiz).</text:p>
      <text:p text:style-name="Standard">project_root = os.path.abspath(os.path.dirname(__file__))</text:p>
      <text:p text:style-name="Standard">sys.path.insert(0, project_root)</text:p>
      <text:p text:style-name="Standard"/>
      <text:p text:style-name="Standard"># Importa módulos e configurações</text:p>
      <text:p text:style-name="Standard">from config.config import (</text:p>
      <text:p text:style-name="Standard"><text:s text:c="4"/>DEFAULT_MODEL, TEMPERATURE, MAX_TOKENS_LIMIT, HISTORY_MESSAGE_LIMIT,</text:p>
      <text:p text:style-name="Standard"><text:s text:c="4"/>SYSTEM_MESSAGE, SUMMARY_INSTRUCTION_MESSAGE, DEFAULT_SESSION_NAME,</text:p>
      <text:p text:style-name="Standard"><text:s text:c="4"/>PDFS_DIR, COMMANDS, SUMMARY_MAX_TOKENS # SUMMARY_MAX_TOKENS importado aqui</text:p>
      <text:p text:style-name="Standard">)</text:p>
      <text:p text:style-name="Standard">from utils import api_service, pdf_processor, session_manager, token_utils, pdf_exporter</text:p>
      <text:p text:style-name="Standard"/>
      <text:p text:style-name="Standard"># --- Variáveis de Estado Global ---</text:p>
      <text:p text:style-name="Standard"># Histórico de mensagens da sessão atual</text:p>
      <text:p text:style-name="Standard">chat_history = []</text:p>
      <text:p text:style-name="Standard"># Conteúdo do resumo do PDF atualmente ativo na API</text:p>
      <text:p text:style-name="Standard">active_api_summary_content = None</text:p>
      <text:p text:style-name="Standard"># Metadados do resumo do PDF atualmente ativo (ex: nome do arquivo original)</text:p>
      <text:p text:style-name="Standard">active_api_summary_metadata = None</text:p>
      <text:p text:style-name="Standard"># Nome da sessão de chat atualmente ativa</text:p>
      <text:p text:style-name="Standard"><text:soft-page-break/>current_session_name = DEFAULT_SESSION_NAME</text:p>
      <text:p text:style-name="Standard"/>
      <text:p text:style-name="Standard"># --- Funções Auxiliares de Gerenciamento de Sessão ---</text:p>
      <text:p text:style-name="Standard"/>
      <text:p text:style-name="Standard"># --- Funções Auxiliares de Gerenciamento de Sessão ---</text:p>
      <text:p text:style-name="Standard"/>
      <text:p text:style-name="Standard">def load_session_state(session_name: str):</text:p>
      <text:p text:style-name="Standard"><text:s text:c="4"/>"""Carrega o estado de uma sessão."""</text:p>
      <text:p text:style-name="Standard"><text:s text:c="4"/>global chat_history, active_api_summary_content, active_api_summary_metadata, current_session_name</text:p>
      <text:p text:style-name="Standard"/>
      <text:p text:style-name="Standard"><text:s text:c="3"/># print(f"DEBUG: Tentando carregar sessão: {session_name}")</text:p>
      <text:p text:style-name="Standard"><text:s text:c="4"/>loaded_data = session_manager.load_session(session_name)</text:p>
      <text:p text:style-name="Standard"><text:s text:c="4"/>#print(f"DEBUG: Tipo de loaded_data: {type(loaded_data)}, Valor: {loaded_data}")</text:p>
      <text:p text:style-name="Standard"/>
      <text:p text:style-name="Standard"><text:s text:c="4"/>if loaded_data: # Início do bloco principal 'if loaded_data'</text:p>
      <text:p text:style-name="Standard"><text:s text:c="8"/>loaded_chat_history = loaded_data.get("chat_history", [])</text:p>
      <text:p text:style-name="Standard"><text:s text:c="7"/># print(f"DEBUG: Tipo de loaded_chat_history: {type(loaded_chat_history)}, Valor: {loaded_chat_history}")</text:p>
      <text:p text:style-name="Standard"/>
      <text:p text:style-name="Standard"><text:s text:c="8"/>loaded_active_api_summary_content = loaded_data.get("active_api_summary_content", None)</text:p>
      <text:p text:style-name="Standard"><text:s text:c="8"/>loaded_active_api_summary_metadata = loaded_data.get("active_api_summary_metadata", None)</text:p>
      <text:p text:style-name="Standard"/>
      <text:p text:style-name="Standard"><text:s text:c="8"/># Início do bloco 'if' interno para ajustar o histórico de chat</text:p>
      <text:p text:style-name="Standard"><text:s text:c="8"/>if (not loaded_chat_history or</text:p>
      <text:p text:style-name="Standard"><text:s text:c="12"/>not isinstance(loaded_chat_history[0], dict) or # Esta é a linha onde o erro estava</text:p>
      <text:p text:style-name="Standard"><text:s text:c="12"/>loaded_chat_history[0].get("role") != "system"):</text:p>
      <text:p text:style-name="Standard"><text:s text:c="12"/># Estas linhas são o corpo do 'if' interno. Devem estar indentadas.</text:p>
      <text:p text:style-name="Standard"><text:s text:c="12"/>chat_history = [{"role": "system", "content": SYSTEM_MESSAGE}] + \</text:p>
      <text:p text:style-name="Standard"><text:s text:c="27"/>[m for m in loaded_chat_history if isinstance(m, dict) and m.get("role") != "system"]</text:p>
      <text:p text:style-name="Standard"><text:s text:c="8"/>else: # 'else' do 'if' interno</text:p>
      <text:p text:style-name="Standard"><text:s text:c="12"/>chat_history = loaded_chat_history</text:p>
      <text:p text:style-name="Standard"><text:s text:c="8"/># Fim do bloco 'if/else' interno</text:p>
      <text:p text:style-name="Standard"/>
      <text:p text:style-name="Standard"><text:s text:c="8"/># Estas linhas pertencem ao bloco principal 'if loaded_data'.</text:p>
      <text:p text:style-name="Standard"><text:s text:c="8"/># Elas devem estar na mesma indentação do 'if' interno acima.</text:p>
      <text:p text:style-name="Standard"><text:s text:c="8"/>active_api_summary_content = loaded_active_api_summary_content</text:p>
      <text:p text:style-name="Standard"><text:s text:c="8"/>active_api_summary_metadata = loaded_active_api_summary_metadata</text:p>
      <text:p text:style-name="Standard"><text:s text:c="8"/>current_session_name = session_name</text:p>
      <text:p text:style-name="Standard"><text:s text:c="8"/>#print(f"Sessão '{current_session_name}' carregada com sucesso.") # Mensagem de sucesso aqui</text:p>
      <text:p text:style-name="Standard"><text:s text:c="8"/># Aprimoramento: Verifica se ambos, conteúdo E metadados, existem</text:p>
      <text:p text:style-name="Standard"><text:s text:c="8"/>if active_api_summary_content and active_api_summary_metadata:</text:p>
      <text:p text:style-name="Standard"><text:s text:c="12"/>print(f"Resumo ativo: {active_api_summary_metadata.get('original_filename', 'PDF Desconhecido')}")</text:p>
      <text:p text:style-name="Standard"><text:s text:c="8"/>else:</text:p>
      <text:p text:style-name="Standard"><text:s text:c="12"/>print("Nenhum resumo de PDF ativo nesta sessão.")</text:p>
      <text:p text:style-name="Standard"/>
      <text:p text:style-name="Standard"><text:s text:c="4"/>else: # 'else' do bloco principal 'if loaded_data', para quando a sessão não existe</text:p>
      <text:p text:style-name="Standard"><text:soft-page-break/><text:s text:c="8"/>print(f"Sessão '{session_name}' não encontrada. Iniciando uma nova sessão.")</text:p>
      <text:p text:style-name="Standard"><text:s text:c="8"/>chat_history = [{"role": "system", "content": SYSTEM_MESSAGE}]</text:p>
      <text:p text:style-name="Standard"><text:s text:c="8"/>active_api_summary_content = None</text:p>
      <text:p text:style-name="Standard"><text:s text:c="8"/>active_api_summary_metadata = None</text:p>
      <text:p text:style-name="Standard"><text:s text:c="8"/>current_session_name = session_name</text:p>
      <text:p text:style-name="Standard"><text:s text:c="8"/>session_manager.save_session(current_session_name, chat_history, active_api_summary_content, active_api_summary_metadata)</text:p>
      <text:p text:style-name="Standard"/>
      <text:p text:style-name="Standard"># --- Funções Auxiliares de Gerenciamento de Sessão ---</text:p>
      <text:p text:style-name="Standard"/>
      <text:p text:style-name="Standard">def save_session_state():</text:p>
      <text:p text:style-name="Standard"><text:s text:c="4"/>"""Salva o estado atual da sessão."""</text:p>
      <text:p text:style-name="Standard"><text:s text:c="4"/>session_manager.save_session(current_session_name, chat_history, active_api_summary_content, active_api_summary_metadata)</text:p>
      <text:p text:style-name="Standard"><text:s text:c="4"/>#print(f"Sessão '{current_session_name}' salva.")</text:p>
      <text:p text:style-name="Standard"/>
      <text:p text:style-name="Standard"># --- Funções de Comando ---</text:p>
      <text:p text:style-name="Standard"/>
      <text:p text:style-name="Standard">def handle_read_pdf(file_name: str):</text:p>
      <text:p text:style-name="Standard"><text:s text:c="4"/>"""Processa o comando /lerpdf."""</text:p>
      <text:p text:style-name="Standard"><text:s text:c="4"/>global active_api_summary_content, active_api_summary_metadata, chat_history</text:p>
      <text:p text:style-name="Standard"><text:s text:c="4"/>pdf_path = os.path.join(PDFS_DIR, file_name)</text:p>
      <text:p text:style-name="Standard"><text:s text:c="4"/>print(f"Lendo PDF de '{pdf_path}'...")</text:p>
      <text:p text:style-name="Standard"/>
      <text:p text:style-name="Standard"><text:s text:c="4"/>extracted_text = pdf_processor.extract_text_from_pdf(pdf_path)</text:p>
      <text:p text:style-name="Standard"/>
      <text:p text:style-name="Standard"><text:s text:c="4"/>if not extracted_text:</text:p>
      <text:p text:style-name="Standard"><text:s text:c="8"/>print("Erro: Não foi possível extrair texto do PDF ou o arquivo está vazio.")</text:p>
      <text:p text:style-name="Standard"><text:s text:c="8"/>return</text:p>
      <text:p text:style-name="Standard"/>
      <text:p text:style-name="Standard"><text:s text:c="4"/>print("Texto extraído. Gerando resumo do PDF via OpenAI API (isso pode levar um tempo)...")</text:p>
      <text:p text:style-name="Standard"/>
      <text:p text:style-name="Standard"><text:s text:c="4"/># Preparar mensagens para a API para resumir o PDF</text:p>
      <text:p text:style-name="Standard"><text:s text:c="4"/>summary_prompt_messages = [</text:p>
      <text:p text:style-name="Standard"><text:s text:c="8"/>{"role": "system", "content": "Você é um assistente especializado em criar resumos concisos e objetivos de documentos. Seu objetivo é extrair as informações mais importantes e apresentá-las de forma clara. Responda apenas com o resumo."},</text:p>
      <text:p text:style-name="Standard"><text:s text:c="8"/>{"role": "user", "content": f"Resuma o seguinte texto de um documento PDF, focando nos pontos chave e informações mais relevantes. Seja conciso e direto. Texto do PDF:\n\n{extracted_text}"}</text:p>
      <text:p text:style-name="Standard"><text:s text:c="4"/>]</text:p>
      <text:p text:style-name="Standard"/>
      <text:p text:style-name="Standard"><text:s text:c="4"/># Contar tokens do prompt do resumo para evitar exceder o limite</text:p>
      <text:p text:style-name="Standard"><text:s text:c="4"/>prompt_tokens = token_utils.count_tokens_in_messages(summary_prompt_messages)</text:p>
      <text:p text:style-name="Standard"><text:s text:c="4"/></text:p>
      <text:p text:style-name="Standard"><text:s text:c="4"/># Lógica de Truncamento Aprimorada:</text:p>
      <text:p text:style-name="Standard"><text:s text:c="4"/># Considera o limite de tokens do modelo menos uma margem para a resposta do resumo</text:p>
      <text:p text:style-name="Standard"><text:s text:c="4"/># e uma margem de segurança para o sistema/instrução (ex: 200 tokens).</text:p>
      <text:p text:style-name="Standard"><text:s text:c="4"/>max_prompt_tokens_allowed = MAX_TOKENS_LIMIT - SUMMARY_MAX_TOKENS - 200 </text:p>
      <text:p text:style-name="Standard"/>
      <text:p text:style-name="Standard"><text:s text:c="4"/>if prompt_tokens &gt; max_prompt_tokens_allowed:</text:p>
      <text:p text:style-name="Standard"><text:soft-page-break/><text:s text:c="8"/>print(f"Aviso: O texto do PDF é muito longo ({prompt_tokens} tokens) para ser resumido no modelo atual.")</text:p>
      <text:p text:style-name="Standard"><text:s text:c="8"/>print(f"Truncando o texto do PDF para caber no limite de {max_prompt_tokens_allowed} tokens...")</text:p>
      <text:p text:style-name="Standard"><text:s text:c="8"/></text:p>
      <text:p text:style-name="Standard"><text:s text:c="8"/># Truncar o texto do PDF</text:p>
      <text:p text:style-name="Standard"><text:s text:c="8"/>encoded_text = token_utils.ENCODER.encode(extracted_text)</text:p>
      <text:p text:style-name="Standard"><text:s text:c="8"/></text:p>
      <text:p text:style-name="Standard"><text:s text:c="8"/># Garante que não tentamos fatiar mais do que o texto tem</text:p>
      <text:p text:style-name="Standard"><text:s text:c="8"/>if len(encoded_text) &gt; max_prompt_tokens_allowed:</text:p>
      <text:p text:style-name="Standard"><text:s text:c="12"/>truncated_encoded_text = encoded_text[:max_prompt_tokens_allowed]</text:p>
      <text:p text:style-name="Standard"><text:s text:c="12"/>extracted_text = token_utils.ENCODER.decode(truncated_encoded_text)</text:p>
      <text:p text:style-name="Standard"><text:s text:c="8"/>else:</text:p>
      <text:p text:style-name="Standard"><text:s text:c="12"/># Caso o texto original já fosse menor que o limite permitido após margem,</text:p>
      <text:p text:style-name="Standard"><text:s text:c="12"/># mas ainda excedia o MAX_TOKENS_LIMIT total, isso não deve ocorrer com a lógica</text:p>
      <text:p text:style-name="Standard"><text:s text:c="12"/># de max_prompt_tokens_allowed, mas é uma salvaguarda.</text:p>
      <text:p text:style-name="Standard"><text:s text:c="12"/>print("Erro inesperado durante o truncamento: texto não reduzido o suficiente.")</text:p>
      <text:p text:style-name="Standard"><text:s text:c="12"/>return</text:p>
      <text:p text:style-name="Standard"/>
      <text:p text:style-name="Standard"><text:s text:c="8"/># Atualiza a mensagem do usuário com o texto truncado</text:p>
      <text:p text:style-name="Standard"><text:s text:c="8"/>summary_prompt_messages[1]["content"] = f"Resuma o seguinte texto de um documento PDF, focando nos pontos chave e informações mais relevantes. Seja conciso e direto. Texto do PDF:\n\n{extracted_text}"</text:p>
      <text:p text:style-name="Standard"><text:s text:c="8"/></text:p>
      <text:p text:style-name="Standard"><text:s text:c="8"/># Recalcula prompt_tokens com o texto truncado</text:p>
      <text:p text:style-name="Standard"><text:s text:c="8"/>prompt_tokens = token_utils.count_tokens_in_messages(summary_prompt_messages)</text:p>
      <text:p text:style-name="Standard"><text:s text:c="8"/>print(f"Texto do PDF truncado. Novo tamanho do prompt: {prompt_tokens} tokens.")</text:p>
      <text:p text:style-name="Standard"><text:s text:c="4"/></text:p>
      <text:p text:style-name="Standard"><text:s text:c="4"/># Se mesmo após a tentativa de truncar ainda for muito grande, ou se a lógica</text:p>
      <text:p text:style-name="Standard"><text:s text:c="4"/># de limite não funcionou como esperado.</text:p>
      <text:p text:style-name="Standard"><text:s text:c="4"/>if prompt_tokens &gt; MAX_TOKENS_LIMIT - 100: # Pequena margem de segurança final</text:p>
      <text:p text:style-name="Standard"><text:s text:c="8"/>print("Erro: O prompt do resumo ainda é muito grande mesmo após truncamento. Não é possível gerar resumo.")</text:p>
      <text:p text:style-name="Standard"><text:s text:c="8"/>return</text:p>
      <text:p text:style-name="Standard"/>
      <text:p text:style-name="Standard"><text:s text:c="4"/># Chamada à API da OpenAI com o max_tokens corrigido</text:p>
      <text:p text:style-name="Standard"><text:s text:c="4"/>summary_response = api_service.get_openai_completion(</text:p>
      <text:p text:style-name="Standard"><text:s text:c="8"/>messages=summary_prompt_messages,</text:p>
      <text:p text:style-name="Standard"><text:s text:c="8"/>model=DEFAULT_MODEL,</text:p>
      <text:p text:style-name="Standard"><text:s text:c="8"/>temperature=TEMPERATURE,</text:p>
      <text:p text:style-name="Standard"><text:s text:c="8"/>max_tokens=SUMMARY_MAX_TOKENS <text:s/># Usando a constante definida em config.py</text:p>
      <text:p text:style-name="Standard"><text:s text:c="4"/>)</text:p>
      <text:p text:style-name="Standard"/>
      <text:p text:style-name="Standard"><text:s text:c="4"/>if summary_response:</text:p>
      <text:p text:style-name="Standard"><text:s text:c="8"/>active_api_summary_content = summary_response</text:p>
      <text:p text:style-name="Standard"><text:s text:c="8"/>active_api_summary_metadata = {</text:p>
      <text:p text:style-name="Standard"><text:s text:c="12"/>"original_filename": file_name,</text:p>
      <text:p text:style-name="Standard"><text:s text:c="12"/>"timestamp": datetime.datetime.now().isoformat(),</text:p>
      <text:p text:style-name="Standard"><text:s text:c="12"/>"summary_id": str(uuid.uuid4()) # Gera um ID temporário que será atualizado após salvar</text:p>
      <text:p text:style-name="Standard"><text:s text:c="8"/>}</text:p>
      <text:p text:style-name="Standard"><text:s text:c="8"/># Salva o resumo no sistema de arquivos</text:p>
      <text:p text:style-name="Standard"><text:soft-page-break/><text:s text:c="8"/>actual_summary_id = session_manager.save_pdf_summary(active_api_summary_content, active_api_summary_metadata)</text:p>
      <text:p text:style-name="Standard"><text:s text:c="8"/>active_api_summary_metadata["summary_id"] = actual_summary_id # Atualiza com o ID real</text:p>
      <text:p text:style-name="Standard"/>
      <text:p text:style-name="Standard"><text:s text:c="8"/>print(f"\nResumo gerado e definido como contexto ativo para a sessão '{current_session_name}'.")</text:p>
      <text:p text:style-name="Standard"><text:s text:c="8"/>print("Você pode fazer perguntas sobre o PDF agora.")</text:p>
      <text:p text:style-name="Standard"><text:s text:c="8"/># Opcional: Adicionar uma mensagem ao histórico indicando que um resumo foi carregado</text:p>
      <text:p text:style-name="Standard"><text:s text:c="8"/>chat_history.append({"role": "system", "content": f"Resumo do PDF '{file_name}' carregado e pronto para consultas."})</text:p>
      <text:p text:style-name="Standard"><text:s text:c="4"/>else:</text:p>
      <text:p text:style-name="Standard"><text:s text:c="8"/>print("Não foi possível gerar o resumo do PDF.")</text:p>
      <text:p text:style-name="Standard"><text:s text:c="8"/>active_api_summary_content = None</text:p>
      <text:p text:style-name="Standard"><text:s text:c="8"/>active_api_summary_metadata = None</text:p>
      <text:p text:style-name="Standard"/>
      <text:p text:style-name="Standard">def handle_new_session(args: list):</text:p>
      <text:p text:style-name="Standard"><text:s text:c="4"/>"""Processa o comando /nova_sessao."""</text:p>
      <text:p text:style-name="Standard"><text:s text:c="4"/>global current_session_name</text:p>
      <text:p text:style-name="Standard"><text:s text:c="4"/>if len(args) &lt; 1:</text:p>
      <text:p text:style-name="Standard"><text:s text:c="8"/>print("Uso: /nova_sessao &lt;nome_da_sessao&gt;")</text:p>
      <text:p text:style-name="Standard"><text:s text:c="8"/>return</text:p>
      <text:p text:style-name="Standard"><text:s text:c="4"/></text:p>
      <text:p text:style-name="Standard"><text:s text:c="4"/>save_session_state() # Salva a sessão atual antes de mudar</text:p>
      <text:p text:style-name="Standard"><text:s text:c="4"/>new_session_name = args[0]</text:p>
      <text:p text:style-name="Standard"><text:s text:c="4"/># Cria uma nova sessão com estado inicial</text:p>
      <text:p text:style-name="Standard"><text:s text:c="4"/>session_manager.save_session(new_session_name, {</text:p>
      <text:p text:style-name="Standard"><text:s text:c="8"/>"chat_history": [{"role": "system", "content": SYSTEM_MESSAGE}],</text:p>
      <text:p text:style-name="Standard"><text:s text:c="8"/>"active_api_summary_content": None,</text:p>
      <text:p text:style-name="Standard"><text:s text:c="8"/>"active_api_summary_metadata": None</text:p>
      <text:p text:style-name="Standard"><text:s text:c="4"/>})</text:p>
      <text:p text:style-name="Standard"><text:s text:c="4"/>load_session_state(new_session_name)</text:p>
      <text:p text:style-name="Standard"><text:s text:c="4"/>print(f"Sessão '{new_session_name}' criada e ativada.")</text:p>
      <text:p text:style-name="Standard"/>
      <text:p text:style-name="Standard">def handle_load_session(args: list):</text:p>
      <text:p text:style-name="Standard"><text:s text:c="4"/>"""Processa o comando /carregar_sessao."""</text:p>
      <text:p text:style-name="Standard"><text:s text:c="4"/>if len(args) &lt; 1:</text:p>
      <text:p text:style-name="Standard"><text:s text:c="8"/>print("Uso: /carregar_sessao &lt;nome_da_sessao&gt;")</text:p>
      <text:p text:style-name="Standard"><text:s text:c="8"/>return</text:p>
      <text:p text:style-name="Standard"><text:s text:c="4"/></text:p>
      <text:p text:style-name="Standard"><text:s text:c="4"/>session_to_load = args[0]</text:p>
      <text:p text:style-name="Standard"><text:s text:c="4"/>if session_manager.session_exists(session_to_load):</text:p>
      <text:p text:style-name="Standard"><text:s text:c="8"/>save_session_state() # Salva a sessão atual antes de carregar outra</text:p>
      <text:p text:style-name="Standard"><text:s text:c="8"/>load_session_state(session_to_load)</text:p>
      <text:p text:style-name="Standard"><text:s text:c="4"/>else:</text:p>
      <text:p text:style-name="Standard"><text:s text:c="8"/>print(f"Sessão '{session_to_load}' não encontrada.")</text:p>
      <text:p text:style-name="Standard"/>
      <text:p text:style-name="Standard">def handle_list_sessions():</text:p>
      <text:p text:style-name="Standard"><text:s text:c="4"/>"""Processa o comando /listar_sessoes."""</text:p>
      <text:p text:style-name="Standard"><text:s text:c="4"/>sessions = session_manager.list_sessions()</text:p>
      <text:p text:style-name="Standard"><text:s text:c="4"/>if sessions:</text:p>
      <text:p text:style-name="Standard"><text:s text:c="8"/>print("\nSessões salvas:")</text:p>
      <text:p text:style-name="Standard"><text:s text:c="8"/>for session in sessions:</text:p>
      <text:p text:style-name="Standard"><text:soft-page-break/><text:s text:c="12"/>status = "(Atual)" if session == current_session_name else ""</text:p>
      <text:p text:style-name="Standard"><text:s text:c="12"/>print(f"- {session} {status}")</text:p>
      <text:p text:style-name="Standard"><text:s text:c="4"/>else:</text:p>
      <text:p text:style-name="Standard"><text:s text:c="8"/>print("Nenhuma sessão salva.")</text:p>
      <text:p text:style-name="Standard"/>
      <text:p text:style-name="Standard">def handle_delete_session(args: list):</text:p>
      <text:p text:style-name="Standard"><text:s text:c="4"/>"""Processa o comando /excluir_sessao."""</text:p>
      <text:p text:style-name="Standard"><text:s text:c="4"/>if len(args) &lt; 1:</text:p>
      <text:p text:style-name="Standard"><text:s text:c="8"/>print("Uso: /excluir_sessao &lt;nome_da_sessao&gt;")</text:p>
      <text:p text:style-name="Standard"><text:s text:c="8"/>return</text:p>
      <text:p text:style-name="Standard"><text:s text:c="4"/></text:p>
      <text:p text:style-name="Standard"><text:s text:c="4"/>session_to_delete = args[0]</text:p>
      <text:p text:style-name="Standard"><text:s text:c="4"/>if session_to_delete == current_session_name:</text:p>
      <text:p text:style-name="Standard"><text:s text:c="8"/>print("Não é possível excluir a sessão ativa. Mude para outra sessão ou crie uma nova primeiro.")</text:p>
      <text:p text:style-name="Standard"><text:s text:c="8"/>return</text:p>
      <text:p text:style-name="Standard"/>
      <text:p text:style-name="Standard"><text:s text:c="4"/>if session_manager.session_exists(session_to_delete):</text:p>
      <text:p text:style-name="Standard"><text:s text:c="8"/>session_manager.delete_session(session_to_delete)</text:p>
      <text:p text:style-name="Standard"><text:s text:c="8"/>print(f"Sessão '{session_to_delete}' excluída com sucesso.")</text:p>
      <text:p text:style-name="Standard"><text:s text:c="4"/>else:</text:p>
      <text:p text:style-name="Standard"><text:s text:c="8"/>print(f"Sessão '{session_to_delete}' não encontrada.")</text:p>
      <text:p text:style-name="Standard"/>
      <text:p text:style-name="Standard">def handle_delete_summary(args: list):</text:p>
      <text:p text:style-name="Standard"><text:s text:c="4"/>"""Processa o comando /excluir_resumo."""</text:p>
      <text:p text:style-name="Standard"><text:s text:c="4"/>global active_api_summary_content, active_api_summary_metadata, chat_history</text:p>
      <text:p text:style-name="Standard"/>
      <text:p text:style-name="Standard"><text:s text:c="4"/>if len(args) &lt; 1:</text:p>
      <text:p text:style-name="Standard"><text:s text:c="8"/>print("Uso: /excluir_resumo &lt;ID_do_resumo_ou_numero&gt;")</text:p>
      <text:p text:style-name="Standard"><text:s text:c="8"/>return</text:p>
      <text:p text:style-name="Standard"/>
      <text:p text:style-name="Standard"><text:s text:c="4"/>summaries = session_manager.list_summaries()</text:p>
      <text:p text:style-name="Standard"><text:s text:c="4"/>target_summary_id = None</text:p>
      <text:p text:style-name="Standard"><text:s text:c="4"/>target_summary_filename = "Resumo Desconhecido" # Para mensagens de feedback</text:p>
      <text:p text:style-name="Standard"/>
      <text:p text:style-name="Standard"><text:s text:c="4"/>try:</text:p>
      <text:p text:style-name="Standard"><text:s text:c="8"/># Tenta excluir por número na lista (ex: /excluir_resumo 1)</text:p>
      <text:p text:style-name="Standard"><text:s text:c="8"/>index = int(args[0]) - 1</text:p>
      <text:p text:style-name="Standard"><text:s text:c="8"/>if 0 &lt;= index &lt; len(summaries):</text:p>
      <text:p text:style-name="Standard"><text:s text:c="12"/>target_summary_data = summaries[index]</text:p>
      <text:p text:style-name="Standard"><text:s text:c="12"/>target_summary_id = target_summary_data['id']</text:p>
      <text:p text:style-name="Standard"><text:s text:c="12"/>target_summary_filename = target_summary_data['filename']</text:p>
      <text:p text:style-name="Standard"><text:s text:c="8"/>else:</text:p>
      <text:p text:style-name="Standard"><text:s text:c="12"/>print(f"Número '{args[0]}' fora do intervalo. Use /listar_resumos para ver os números válidos.")</text:p>
      <text:p text:style-name="Standard"><text:s text:c="12"/>return</text:p>
      <text:p text:style-name="Standard"><text:s text:c="4"/>except ValueError:</text:p>
      <text:p text:style-name="Standard"><text:s text:c="8"/># Tenta excluir por ID direto (ex: /excluir_resumo 7ae7cf17-d96d-4640-872e-22ec38bbaf4c)</text:p>
      <text:p text:style-name="Standard"><text:s text:c="8"/>input_id = args[0]</text:p>
      <text:p text:style-name="Standard"><text:s text:c="8"/>found_by_id = False</text:p>
      <text:p text:style-name="Standard"><text:s text:c="8"/>for s in summaries:</text:p>
      <text:p text:style-name="Standard"><text:s text:c="12"/>if s['id'] == input_id:</text:p>
      <text:p text:style-name="Standard"><text:soft-page-break/><text:s text:c="16"/>target_summary_id = s['id']</text:p>
      <text:p text:style-name="Standard"><text:s text:c="16"/>target_summary_filename = s['filename']</text:p>
      <text:p text:style-name="Standard"><text:s text:c="16"/>found_by_id = True</text:p>
      <text:p text:style-name="Standard"><text:s text:c="16"/>break</text:p>
      <text:p text:style-name="Standard"><text:s text:c="8"/>if not found_by_id:</text:p>
      <text:p text:style-name="Standard"><text:s text:c="12"/>print(f"ID de resumo '{input_id}' não encontrado.")</text:p>
      <text:p text:style-name="Standard"><text:s text:c="12"/>return</text:p>
      <text:p text:style-name="Standard"/>
      <text:p text:style-name="Standard"><text:s text:c="4"/>if target_summary_id:</text:p>
      <text:p text:style-name="Standard"><text:s text:c="8"/># Se o resumo a ser excluído é o resumo ativo, descarrega-o primeiro</text:p>
      <text:p text:style-name="Standard"><text:s text:c="8"/>if active_api_summary_metadata and active_api_summary_metadata.get('summary_id') == target_summary_id:</text:p>
      <text:p text:style-name="Standard"><text:s text:c="12"/>active_api_summary_content = None</text:p>
      <text:p text:style-name="Standard"><text:s text:c="12"/>active_api_summary_metadata = None</text:p>
      <text:p text:style-name="Standard"><text:s text:c="12"/>print(f"O resumo ativo ('{target_summary_filename}') foi descarregado antes da exclusão.")</text:p>
      <text:p text:style-name="Standard"/>
      <text:p text:style-name="Standard"><text:s text:c="8"/>if session_manager.delete_pdf_summary(target_summary_id):</text:p>
      <text:p text:style-name="Standard"><text:s text:c="12"/>print(f"Resumo '{target_summary_filename}' (ID: {target_summary_id}) excluído com sucesso.")</text:p>
      <text:p text:style-name="Standard"><text:s text:c="12"/>save_session_state() # Salva o estado da sessão após a exclusão para refletir a remoção</text:p>
      <text:p text:style-name="Standard"><text:s text:c="8"/>else:</text:p>
      <text:p text:style-name="Standard"><text:s text:c="12"/>print(f"Não foi possível excluir o resumo com ID '{target_summary_id}'.")</text:p>
      <text:p text:style-name="Standard"/>
      <text:p text:style-name="Standard"># IMPORTANTE: Certifique-se de que 'os' esteja importado no topo do main.py</text:p>
      <text:p text:style-name="Standard">import os</text:p>
      <text:p text:style-name="Standard"/>
      <text:p text:style-name="Standard"># ... (suas funções handle_existentes, por exemplo, após handle_delete_summary ou handle_clear_context)</text:p>
      <text:p text:style-name="Standard"/>
      <text:p text:style-name="Standard">def handle_export_chat(args: list):</text:p>
      <text:p text:style-name="Standard"><text:s text:c="4"/>"""</text:p>
      <text:p text:style-name="Standard"><text:s text:c="4"/>Exporta o histórico do chat atual para um arquivo PDF.</text:p>
      <text:p text:style-name="Standard"><text:s text:c="4"/>Uso: /exportar_chat &lt;nome_do_export&gt;</text:p>
      <text:p text:style-name="Standard"><text:s text:c="4"/>"""</text:p>
      <text:p text:style-name="Standard"><text:s text:c="4"/>if not args:</text:p>
      <text:p text:style-name="Standard"><text:s text:c="8"/>print(f"Uso: {COMMANDS['export_chat']} &lt;nome_do_export&gt;. Por favor, forneça um nome para o arquivo PDF.")</text:p>
      <text:p text:style-name="Standard"><text:s text:c="8"/>return</text:p>
      <text:p text:style-name="Standard"/>
      <text:p text:style-name="Standard"><text:s text:c="4"/>export_name = args[0] # O nome do export é o primeiro argumento</text:p>
      <text:p text:style-name="Standard"><text:s text:c="4"/>if not export_name:</text:p>
      <text:p text:style-name="Standard"><text:s text:c="8"/>print("O nome do export não pode estar vazio. Por favor, forneça um nome válido.")</text:p>
      <text:p text:style-name="Standard"><text:s text:c="8"/>return</text:p>
      <text:p text:style-name="Standard"/>
      <text:p text:style-name="Standard"><text:s text:c="4"/>print(f"Exportando chat da sessão '{current_session_name}' para PDF '{export_name}.pdf'...")</text:p>
      <text:p text:style-name="Standard"><text:s text:c="4"/># A função export_chat_to_pdf espera o histórico completo da sessão</text:p>
      <text:p text:style-name="Standard"><text:s text:c="4"/># E o nome da sessão para organizar os arquivos</text:p>
      <text:p text:style-name="Standard"><text:s text:c="4"/>result = pdf_exporter.export_chat_to_pdf(chat_history, current_session_name, export_name)</text:p>
      <text:p text:style-name="Standard"><text:s text:c="4"/>print(result)</text:p>
      <text:p text:style-name="Standard"/>
      <text:p text:style-name="Standard">def handle_list_exports(args: list): # 'args' para possível filtro futuro</text:p>
      <text:p text:style-name="Standard"><text:s text:c="4"/>"""</text:p>
      <text:p text:style-name="Standard"><text:soft-page-break/><text:s text:c="4"/>Lista os PDFs de chat exportados para a sessão atual.</text:p>
      <text:p text:style-name="Standard"><text:s text:c="4"/>Uso: /listar_exports</text:p>
      <text:p text:style-name="Standard"><text:s text:c="4"/>"""</text:p>
      <text:p text:style-name="Standard"><text:s text:c="4"/>session_to_list = current_session_name # Por padrão, lista da sessão atual</text:p>
      <text:p text:style-name="Standard"><text:s text:c="4"/>if args:</text:p>
      <text:p text:style-name="Standard"><text:s text:c="8"/># Se um argumento for fornecido, tente listar para essa sessão</text:p>
      <text:p text:style-name="Standard"><text:s text:c="8"/>session_to_list = args[0]</text:p>
      <text:p text:style-name="Standard"><text:s text:c="8"/>print(f"Listando exports para a sessão: '{session_to_list}'...")</text:p>
      <text:p text:style-name="Standard"><text:s text:c="4"/>else:</text:p>
      <text:p text:style-name="Standard"><text:s text:c="8"/>print(f"Listando exports para a sessão atual: '{session_to_list}'...")</text:p>
      <text:p text:style-name="Standard"/>
      <text:p text:style-name="Standard"><text:s text:c="4"/>exports = pdf_exporter.list_exported_pdfs(session_to_list)</text:p>
      <text:p text:style-name="Standard"/>
      <text:p text:style-name="Standard"><text:s text:c="4"/>if exports:</text:p>
      <text:p text:style-name="Standard"><text:s text:c="8"/>print(f"\nExports disponíveis para a sessão '{session_to_list}':")</text:p>
      <text:p text:style-name="Standard"><text:s text:c="8"/>for i, exp in enumerate(exports):</text:p>
      <text:p text:style-name="Standard"><text:s text:c="12"/># O exp retornado é apenas o nome do arquivo, ex: "MeuEstudo.pdf"</text:p>
      <text:p text:style-name="Standard"><text:s text:c="12"/>print(f" <text:s/>{i+1}. {exp}")</text:p>
      <text:p text:style-name="Standard"><text:s text:c="4"/>else:</text:p>
      <text:p text:style-name="Standard"><text:s text:c="8"/>print(f"Não há exports de chat para a sessão '{session_to_list}'.")</text:p>
      <text:p text:style-name="Standard"><text:s text:c="8"/>if args and not os.path.exists(os.path.join(EXPORTS_DIR, session_to_list)):</text:p>
      <text:p text:style-name="Standard"><text:s text:c="12"/>print(f"O diretório para a sessão '{session_to_list}' não existe em {EXPORTS_DIR}.")</text:p>
      <text:p text:style-name="Standard"/>
      <text:p text:style-name="Standard"/>
      <text:p text:style-name="Standard">def handle_load_export(args: list):</text:p>
      <text:p text:style-name="Standard"><text:s text:c="4"/>"""</text:p>
      <text:p text:style-name="Standard"><text:s text:c="4"/>'Carrega' (indica o caminho de) um PDF de chat exportado.</text:p>
      <text:p text:style-name="Standard"><text:s text:c="4"/>Uso: /carregar_export &lt;nome_do_export&gt;</text:p>
      <text:p text:style-name="Standard"><text:s text:c="4"/>"""</text:p>
      <text:p text:style-name="Standard"><text:s text:c="4"/>if not args:</text:p>
      <text:p text:style-name="Standard"><text:s text:c="8"/>print(f"Uso: {COMMANDS['load_export']} &lt;nome_do_export&gt;. Por favor, forneça o nome do arquivo PDF.")</text:p>
      <text:p text:style-name="Standard"><text:s text:c="8"/>return</text:p>
      <text:p text:style-name="Standard"/>
      <text:p text:style-name="Standard"><text:s text:c="4"/>export_name = args[0]</text:p>
      <text:p text:style-name="Standard"><text:s text:c="4"/># Adiciona a extensão .pdf se não estiver presente para a busca</text:p>
      <text:p text:style-name="Standard"><text:s text:c="4"/>if not export_name.lower().endswith(".pdf"):</text:p>
      <text:p text:style-name="Standard"><text:s text:c="8"/>export_name += ".pdf"</text:p>
      <text:p text:style-name="Standard"/>
      <text:p text:style-name="Standard"><text:s text:c="4"/># Tenta obter o caminho completo e verifica se existe</text:p>
      <text:p text:style-name="Standard"><text:s text:c="4"/>full_path = pdf_exporter.get_exported_pdf_path(current_session_name, export_name)</text:p>
      <text:p text:style-name="Standard"/>
      <text:p text:style-name="Standard"><text:s text:c="4"/>if full_path and os.path.exists(full_path):</text:p>
      <text:p text:style-name="Standard"><text:s text:c="8"/>print(f"PDF de exportação '{export_name}' encontrado em: {full_path}")</text:p>
      <text:p text:style-name="Standard"><text:s text:c="8"/>print("Você pode acessar este arquivo diretamente para visualização ou compartilhamento.")</text:p>
      <text:p text:style-name="Standard"><text:s text:c="4"/>else:</text:p>
      <text:p text:style-name="Standard"><text:s text:c="8"/>print(f"PDF de exportação '{export_name}' não encontrado para a sessão '{current_session_name}'.")</text:p>
      <text:p text:style-name="Standard"><text:s text:c="8"/>print("Verifique se o nome está correto e se ele foi exportado para esta sessão.")</text:p>
      <text:p text:style-name="Standard"><text:s text:c="8"/>handle_list_exports([]) # Sugere listar os exports existentes</text:p>
      <text:p text:style-name="Standard"/>
      <text:p text:style-name="Standard"/>
      <text:p text:style-name="Standard"><text:soft-page-break/>def handle_delete_export(args: list):</text:p>
      <text:p text:style-name="Standard"><text:s text:c="4"/>"""</text:p>
      <text:p text:style-name="Standard"><text:s text:c="4"/>Exclui um PDF de chat exportado.</text:p>
      <text:p text:style-name="Standard"><text:s text:c="4"/>Uso: /excluir_export &lt;nome_do_export&gt;</text:p>
      <text:p text:style-name="Standard"><text:s text:c="4"/>"""</text:p>
      <text:p text:style-name="Standard"><text:s text:c="4"/>if not args:</text:p>
      <text:p text:style-name="Standard"><text:s text:c="8"/>print(f"Uso: {COMMANDS['delete_export']} &lt;nome_do_export&gt;. Por favor, forneça o nome do arquivo PDF a ser excluído.")</text:p>
      <text:p text:style-name="Standard"><text:s text:c="8"/>return</text:p>
      <text:p text:style-name="Standard"/>
      <text:p text:style-name="Standard"><text:s text:c="4"/>export_name = args[0]</text:p>
      <text:p text:style-name="Standard"><text:s text:c="4"/># Adiciona a extensão .pdf se não estiver presente para a busca e exclusão</text:p>
      <text:p text:style-name="Standard"><text:s text:c="4"/>if not export_name.lower().endswith(".pdf"):</text:p>
      <text:p text:style-name="Standard"><text:s text:c="8"/>export_name += ".pdf"</text:p>
      <text:p text:style-name="Standard"/>
      <text:p text:style-name="Standard"><text:s text:c="4"/>print(f"Tentando excluir o export '{export_name}' da sessão '{current_session_name}'...")</text:p>
      <text:p text:style-name="Standard"><text:s text:c="4"/>success = pdf_exporter.delete_exported_pdf(current_session_name, export_name)</text:p>
      <text:p text:style-name="Standard"/>
      <text:p text:style-name="Standard"><text:s text:c="4"/>if success:</text:p>
      <text:p text:style-name="Standard"><text:s text:c="8"/>print(f"Export '{export_name}' excluído com sucesso da sessão '{current_session_name}'.")</text:p>
      <text:p text:style-name="Standard"><text:s text:c="4"/>else:</text:p>
      <text:p text:style-name="Standard"><text:s text:c="8"/>print(f"Falha ao excluir o export '{export_name}'. O arquivo pode não existir ou houve um erro.")</text:p>
      <text:p text:style-name="Standard"><text:s text:c="8"/>handle_list_exports([]) # Sugere listar os exports existentes para ajudar</text:p>
      <text:p text:style-name="Standard"/>
      <text:p text:style-name="Standard">def handle_list_summaries():</text:p>
      <text:p text:style-name="Standard"><text:s text:c="4"/>print("Resumos de PDF salvos:")</text:p>
      <text:p text:style-name="Standard"><text:s text:c="4"/>summaries = session_manager.list_summaries() # Esta linha já está correta</text:p>
      <text:p text:style-name="Standard"><text:s text:c="4"/>if summaries:</text:p>
      <text:p text:style-name="Standard"><text:s text:c="8"/># A linha abaixo precisa estar EXATAMENTE assim para formatar a saída</text:p>
      <text:p text:style-name="Standard"><text:s text:c="8"/>for i, summary in enumerate(summaries, 1):</text:p>
      <text:p text:style-name="Standard"><text:s text:c="12"/>print(f"{i}. ID: {summary['id']} | Arquivo Original: {summary['filename']} | Data: {summary['timestamp']}")</text:p>
      <text:p text:style-name="Standard"><text:s text:c="4"/>else:</text:p>
      <text:p text:style-name="Standard"><text:s text:c="8"/>print("Nenhum resumo de PDF encontrado.")</text:p>
      <text:p text:style-name="Standard"/>
      <text:p text:style-name="Standard">def handle_load_summary(args: list):</text:p>
      <text:p text:style-name="Standard"><text:s text:c="4"/>"""Processa o comando /carregar_resumo."""</text:p>
      <text:p text:style-name="Standard"><text:s text:c="4"/>global active_api_summary_content, active_api_summary_metadata, chat_history</text:p>
      <text:p text:style-name="Standard"><text:s text:c="4"/>if len(args) &lt; 1:</text:p>
      <text:p text:style-name="Standard"><text:s text:c="8"/>print("Uso: /carregar_resumo &lt;ID_do_resumo_ou_numero&gt;")</text:p>
      <text:p text:style-name="Standard"><text:s text:c="8"/>return</text:p>
      <text:p text:style-name="Standard"><text:s text:c="4"/></text:p>
      <text:p text:style-name="Standard"><text:s text:c="4"/># Chama a função CORRETA em session_manager e guarda os resumos disponíveis</text:p>
      <text:p text:style-name="Standard"><text:s text:c="4"/>available_summaries = session_manager.list_summaries() # CORRIGIDO AQUI</text:p>
      <text:p text:style-name="Standard"><text:s text:c="4"/></text:p>
      <text:p text:style-name="Standard"><text:s text:c="4"/>summary_to_load_id = None</text:p>
      <text:p text:style-name="Standard"><text:s text:c="4"/>summary_filename_for_display = "PDF Desconhecido" # Usado para mensagens de feedback</text:p>
      <text:p text:style-name="Standard"/>
      <text:p text:style-name="Standard"><text:s text:c="4"/>try:</text:p>
      <text:p text:style-name="Standard"><text:s text:c="8"/># Tenta carregar o resumo pelo número na lista exibida</text:p>
      <text:p text:style-name="Standard"><text:s text:c="8"/>index = int(args[0]) - 1</text:p>
      <text:p text:style-name="Standard"><text:soft-page-break/><text:s text:c="8"/>if 0 &lt;= index &lt; len(available_summaries):</text:p>
      <text:p text:style-name="Standard"><text:s text:c="12"/># Extrai o dicionário completo do resumo e obtém o ID e nome do arquivo</text:p>
      <text:p text:style-name="Standard"><text:s text:c="12"/>summary_data_from_list = available_summaries[index]</text:p>
      <text:p text:style-name="Standard"><text:s text:c="12"/>summary_to_load_id = summary_data_from_list['id']</text:p>
      <text:p text:style-name="Standard"><text:s text:c="12"/>summary_filename_for_display = summary_data_from_list.get('filename', summary_filename_for_display)</text:p>
      <text:p text:style-name="Standard"><text:s text:c="8"/>else:</text:p>
      <text:p text:style-name="Standard"><text:s text:c="12"/>print(f"Número '{args[0]}' fora do intervalo. Use /listar_resumos para ver os números válidos.")</text:p>
      <text:p text:style-name="Standard"><text:s text:c="12"/>return</text:p>
      <text:p text:style-name="Standard"><text:s text:c="4"/>except ValueError:</text:p>
      <text:p text:style-name="Standard"><text:s text:c="8"/># Se o argumento não for um número, tenta carregar o resumo por ID (string)</text:p>
      <text:p text:style-name="Standard"><text:s text:c="8"/>input_id_string = args[0]</text:p>
      <text:p text:style-name="Standard"><text:s text:c="8"/>found_by_id = False</text:p>
      <text:p text:style-name="Standard"><text:s text:c="8"/>for s_data in available_summaries: # Itera sobre os dicionários de resumos disponíveis</text:p>
      <text:p text:style-name="Standard"><text:s text:c="12"/>if s_data['id'] == input_id_string: # Compara o ID fornecido com o ID de cada resumo</text:p>
      <text:p text:style-name="Standard"><text:s text:c="16"/>summary_to_load_id = s_data['id']</text:p>
      <text:p text:style-name="Standard"><text:s text:c="16"/>summary_filename_for_display = s_data.get('filename', summary_filename_for_display)</text:p>
      <text:p text:style-name="Standard"><text:s text:c="16"/>found_by_id = True</text:p>
      <text:p text:style-name="Standard"><text:s text:c="16"/>break</text:p>
      <text:p text:style-name="Standard"><text:s text:c="8"/></text:p>
      <text:p text:style-name="Standard"><text:s text:c="8"/>if not found_by_id:</text:p>
      <text:p text:style-name="Standard"><text:s text:c="12"/>print(f"ID de resumo '{input_id_string}' não encontrado.")</text:p>
      <text:p text:style-name="Standard"><text:s text:c="12"/>return</text:p>
      <text:p text:style-name="Standard"/>
      <text:p text:style-name="Standard"><text:s text:c="4"/>if summary_to_load_id:</text:p>
      <text:p text:style-name="Standard"><text:s text:c="8"/># Se um ID válido (seja por número ou string) foi encontrado, tenta carregar o resumo</text:p>
      <text:p text:style-name="Standard"><text:s text:c="8"/>summary_data = session_manager.load_specific_pdf_summary(summary_to_load_id)</text:p>
      <text:p text:style-name="Standard"><text:s text:c="8"/>if summary_data:</text:p>
      <text:p text:style-name="Standard"><text:s text:c="12"/>active_api_summary_content = summary_data.get("content")</text:p>
      <text:p text:style-name="Standard"><text:s text:c="12"/>active_api_summary_metadata = summary_data.get("metadata")</text:p>
      <text:p text:style-name="Standard"><text:s text:c="12"/></text:p>
      <text:p text:style-name="Standard"><text:s text:c="12"/># Usa o nome do arquivo dos metadados para exibição, se disponível</text:p>
      <text:p text:style-name="Standard"><text:s text:c="12"/>display_filename = active_api_summary_metadata.get('original_filename', summary_filename_for_display)</text:p>
      <text:p text:style-name="Standard"/>
      <text:p text:style-name="Standard"><text:s text:c="12"/>print(f"\nResumo '{display_filename}' (ID: {summary_to_load_id}) carregado como contexto ativo.")</text:p>
      <text:p text:style-name="Standard"><text:s text:c="12"/># Adiciona mensagem ao histórico do chat sobre o resumo carregado</text:p>
      <text:p text:style-name="Standard"><text:s text:c="12"/>chat_history.append({"role": "system", "content": f"Resumo '{display_filename}' carregado e pronto para consultas."})</text:p>
      <text:p text:style-name="Standard"><text:s text:c="12"/>save_session_state() # Salva o estado da sessão com o novo resumo ativo</text:p>
      <text:p text:style-name="Standard"><text:s text:c="8"/>else:</text:p>
      <text:p text:style-name="Standard"><text:s text:c="12"/>print(f"Não foi possível carregar o resumo com ID '{summary_to_load_id}'.")</text:p>
      <text:p text:style-name="Standard"/>
      <text:p text:style-name="Standard">def handle_clear_context():</text:p>
      <text:p text:style-name="Standard"><text:s text:c="4"/>"""Processa o comando /limpar."""</text:p>
      <text:p text:style-name="Standard"><text:s text:c="4"/>global chat_history # Agora, apenas chat_history é declarado como global para modificação</text:p>
      <text:p text:style-name="Standard"><text:s text:c="4"/>#global chat_history, active_api_summary_content, active_api_summary_metadata</text:p>
      <text:p text:style-name="Standard"><text:s text:c="4"/>chat_history = [{"role": "system", "content": SYSTEM_MESSAGE}] # Reseta histórico, mantendo mensagem do sistema</text:p>
      <text:p text:style-name="Standard"><text:s text:c="4"/>#active_api_summary_content = None </text:p>
      <text:p text:style-name="Standard"><text:soft-page-break/><text:s text:c="4"/>#active_api_summary_metadata = None</text:p>
      <text:p text:style-name="Standard"><text:s text:c="4"/>print("Histórico de chat limpo para a sessão atual. O resumo de PDF ativo foi mantido.")</text:p>
      <text:p text:style-name="Standard"/>
      <text:p text:style-name="Standard">def handle_help():</text:p>
      <text:p text:style-name="Standard"><text:s text:c="4"/>"""Exibe a lista de comandos disponíveis."""</text:p>
      <text:p text:style-name="Standard"><text:s text:c="4"/>print("\nComandos disponíveis:")</text:p>
      <text:p text:style-name="Standard"><text:s text:c="4"/>for cmd_name, cmd_value in COMMANDS.items():</text:p>
      <text:p text:style-name="Standard"><text:s text:c="8"/>print(f"- {cmd_value}: {cmd_name.replace('_', ' ').capitalize()}")</text:p>
      <text:p text:style-name="Standard"><text:s text:c="4"/>print("- /sair: Salva a sessão atual e encerra o chatbot.")</text:p>
      <text:p text:style-name="Standard"><text:s text:c="4"/>print("\nPara fazer perguntas normais, basta digitar sua mensagem.")</text:p>
      <text:p text:style-name="Standard"><text:s text:c="4"/>if active_api_summary_content:</text:p>
      <text:p text:style-name="Standard"><text:s text:c="8"/>print("Lembre-se: Há um resumo de PDF ativo. Suas perguntas serão respondidas com base nele.")</text:p>
      <text:p text:style-name="Standard"/>
      <text:p text:style-name="Standard"># --- Loop Principal do Chatbot ---</text:p>
      <text:p text:style-name="Standard"/>
      <text:p text:style-name="Standard">def run_chatbot():</text:p>
      <text:p text:style-name="Standard"><text:s text:c="4"/>"""Inicia e executa o loop principal do chatbot."""</text:p>
      <text:p text:style-name="Standard"><text:s text:c="4"/># Carrega o estado inicial da sessão padrão</text:p>
      <text:p text:style-name="Standard"><text:s text:c="4"/>load_session_state(DEFAULT_SESSION_NAME)</text:p>
      <text:p text:style-name="Standard"/>
      <text:p text:style-name="Standard"><text:s text:c="4"/>print_separator()</text:p>
      <text:p text:style-name="Standard"><text:s text:c="4"/>print("Bem-vindo ao Chatbot de Consulta de PDFs!")</text:p>
      <text:p text:style-name="Standard"><text:s text:c="4"/>print("Digite suas perguntas ou um comando (ex: /ajuda para ver os comandos).")</text:p>
      <text:p text:style-name="Standard"/>
      <text:p text:style-name="Standard"><text:s text:c="4"/>while True:</text:p>
      <text:p text:style-name="Standard"><text:s text:c="8"/>try:</text:p>
      <text:p text:style-name="Standard"><text:s text:c="12"/>print_separator()</text:p>
      <text:p text:style-name="Standard"><text:s text:c="12"/>user_input = input(f"\n[{current_session_name}] {colorize_text('VOCÊ', 34, bold=True)}: ") # Azul negrito</text:p>
      <text:p text:style-name="Standard"><text:s text:c="12"/>if not user_input.strip(): # Não processa entrada vazia</text:p>
      <text:p text:style-name="Standard"><text:s text:c="16"/>continue</text:p>
      <text:p text:style-name="Standard"/>
      <text:p text:style-name="Standard"><text:s text:c="12"/># Processar comandos</text:p>
      <text:p text:style-name="Standard"><text:s text:c="12"/>if user_input.startswith('/'):</text:p>
      <text:p text:style-name="Standard"><text:s text:c="16"/>parts = user_input.split(maxsplit=1)</text:p>
      <text:p text:style-name="Standard"><text:s text:c="16"/>command = parts[0].lower()</text:p>
      <text:p text:style-name="Standard"><text:s text:c="16"/>args = parts[1].split() if len(parts) &gt; 1 else []</text:p>
      <text:p text:style-name="Standard"/>
      <text:p text:style-name="Standard"><text:s text:c="16"/>if command == COMMANDS["read_pdf"]:</text:p>
      <text:p text:style-name="Standard"><text:s text:c="20"/>if args:</text:p>
      <text:p text:style-name="Standard"><text:s text:c="24"/>handle_read_pdf(args[0])</text:p>
      <text:p text:style-name="Standard"><text:s text:c="20"/>else:</text:p>
      <text:p text:style-name="Standard"><text:s text:c="24"/>print("Uso: /lerpdf &lt;nome_do_arquivo.pdf&gt;")</text:p>
      <text:p text:style-name="Standard"><text:s text:c="16"/>elif command == COMMANDS["new_session"]:</text:p>
      <text:p text:style-name="Standard"><text:s text:c="20"/>handle_new_session(args)</text:p>
      <text:p text:style-name="Standard"><text:s text:c="16"/>elif command == COMMANDS["load_session"]:</text:p>
      <text:p text:style-name="Standard"><text:s text:c="20"/>handle_load_session(args)</text:p>
      <text:p text:style-name="Standard"><text:s text:c="16"/>elif command == COMMANDS["list_sessions"]:</text:p>
      <text:p text:style-name="Standard"><text:s text:c="20"/>handle_list_sessions()</text:p>
      <text:p text:style-name="Standard"><text:s text:c="16"/>elif command == COMMANDS["delete_session"]:</text:p>
      <text:p text:style-name="Standard"><text:s text:c="20"/>handle_delete_session(args)</text:p>
      <text:p text:style-name="Standard"><text:soft-page-break/><text:s text:c="16"/>elif command == COMMANDS["list_summaries"]:</text:p>
      <text:p text:style-name="Standard"><text:s text:c="20"/>handle_list_summaries()</text:p>
      <text:p text:style-name="Standard"><text:s text:c="16"/>elif command == COMMANDS["load_summary"]:</text:p>
      <text:p text:style-name="Standard"><text:s text:c="20"/>handle_load_summary(args)</text:p>
      <text:p text:style-name="Standard"><text:s text:c="16"/>elif command == COMMANDS["delete_summary"]:</text:p>
      <text:p text:style-name="Standard"><text:s text:c="20"/>handle_delete_summary(args)</text:p>
      <text:p text:style-name="Standard"><text:s text:c="16"/>elif command == COMMANDS["clear_context"]:</text:p>
      <text:p text:style-name="Standard"><text:s text:c="20"/>handle_clear_context()</text:p>
      <text:p text:style-name="Standard"><text:s text:c="16"/>elif command == COMMANDS["help"]:</text:p>
      <text:p text:style-name="Standard"><text:s text:c="20"/>handle_help()</text:p>
      <text:p text:style-name="Standard"><text:s text:c="16"/>elif command == COMMANDS["exit"]:</text:p>
      <text:p text:style-name="Standard"><text:s text:c="20"/># Inicia um loop para garantir uma resposta válida (s/n)</text:p>
      <text:p text:style-name="Standard"><text:s text:c="20"/>export_decision_made = False</text:p>
      <text:p text:style-name="Standard"><text:s text:c="20"/>while not export_decision_made:</text:p>
      <text:p text:style-name="Standard"><text:s text:c="24"/>user_choice = input("\nDeseja exportar o chat atual para PDF antes de sair? (s/n): ").lower().strip()</text:p>
      <text:p text:style-name="Standard"><text:s text:c="24"/></text:p>
      <text:p text:style-name="Standard"><text:s text:c="24"/>if user_choice == 's':</text:p>
      <text:p text:style-name="Standard"><text:s text:c="28"/>export_name = input("Por favor, digite um nome para o arquivo PDF (ex: MinhaConversaImportante): ").strip()</text:p>
      <text:p text:style-name="Standard"><text:s text:c="28"/>if export_name:</text:p>
      <text:p text:style-name="Standard"><text:s text:c="32"/>result = pdf_exporter.export_chat_to_pdf(chat_history, current_session_name, export_name)</text:p>
      <text:p text:style-name="Standard"><text:s text:c="32"/>print(result)</text:p>
      <text:p text:style-name="Standard"><text:s text:c="28"/>else:</text:p>
      <text:p text:style-name="Standard"><text:s text:c="32"/>print_separator()</text:p>
      <text:p text:style-name="Standard"><text:s text:c="32"/>print("Nome de exportação vazio. O chat não será exportado.")</text:p>
      <text:p text:style-name="Standard"><text:s text:c="32"/>print_separator()</text:p>
      <text:p text:style-name="Standard"><text:s text:c="28"/>export_decision_made = True # Sai do loop de decisão</text:p>
      <text:p text:style-name="Standard"><text:s text:c="24"/>elif user_choice == 'n':</text:p>
      <text:p text:style-name="Standard"><text:s text:c="28"/>print_separator()</text:p>
      <text:p text:style-name="Standard"><text:s text:c="28"/>print("Chat não exportado.")</text:p>
      <text:p text:style-name="Standard"><text:s text:c="28"/>export_decision_made = True # Sai do loop de decisão</text:p>
      <text:p text:style-name="Standard"><text:s text:c="24"/>else:</text:p>
      <text:p text:style-name="Standard"><text:s text:c="28"/># Se a opção for inválida, exibe a mensagem e o loop continua</text:p>
      <text:p text:style-name="Standard"><text:s text:c="28"/>print_separator()</text:p>
      <text:p text:style-name="Standard"><text:s text:c="28"/>print("Opção inválida. Por favor, digite 's' para sim ou 'n' para não.")</text:p>
      <text:p text:style-name="Standard"><text:s text:c="28"/>print_separator()</text:p>
      <text:p text:style-name="Standard"/>
      <text:p text:style-name="Standard"><text:s text:c="20"/># Este bloco só é executado após uma decisão válida (s ou n) ser tomada</text:p>
      <text:p text:style-name="Standard"><text:s text:c="20"/>print_separator()</text:p>
      <text:p text:style-name="Standard"><text:s text:c="20"/>save_session_state()</text:p>
      <text:p text:style-name="Standard"><text:s text:c="20"/>print("Saindo do chatbot. Até mais!")</text:p>
      <text:p text:style-name="Standard"><text:s text:c="20"/>break # Este 'break' sai do loop principal do chatbot</text:p>
      <text:p text:style-name="Standard"><text:s text:c="16"/># --- NOVOS COMANDOS DE EXPORTAÇÃO ---</text:p>
      <text:p text:style-name="Standard"><text:s text:c="16"/>elif command == COMMANDS["export_chat"]:</text:p>
      <text:p text:style-name="Standard"><text:s text:c="20"/>handle_export_chat(args)</text:p>
      <text:p text:style-name="Standard"><text:s text:c="16"/>elif command == COMMANDS["list_exports"]:</text:p>
      <text:p text:style-name="Standard"><text:s text:c="20"/>handle_list_exports(args)</text:p>
      <text:p text:style-name="Standard"><text:s text:c="16"/>elif command == COMMANDS["load_export"]:</text:p>
      <text:p text:style-name="Standard"><text:s text:c="20"/>handle_load_export(args)</text:p>
      <text:p text:style-name="Standard"><text:s text:c="16"/>elif command == COMMANDS["delete_export"]:</text:p>
      <text:p text:style-name="Standard"><text:soft-page-break/><text:s text:c="20"/>handle_delete_export(args)</text:p>
      <text:p text:style-name="Standard"><text:s text:c="16"/># --- FIM DOS NOVOS COMANDOS ---</text:p>
      <text:p text:style-name="Standard"><text:s text:c="16"/>else:</text:p>
      <text:p text:style-name="Standard"><text:s text:c="20"/>print(f"Comando '{command}' não reconhecido. Digite /ajuda para ver os comandos.")</text:p>
      <text:p text:style-name="Standard"><text:s text:c="12"/>else:</text:p>
      <text:p text:style-name="Standard"><text:s text:c="16"/># Se não for um comando, é uma pergunta ao chatbot</text:p>
      <text:p text:style-name="Standard"><text:s text:c="16"/>user_message = {"role": "user", "content": user_input}</text:p>
      <text:p text:style-name="Standard"><text:s text:c="16"/></text:p>
      <text:p text:style-name="Standard"><text:s text:c="16"/># Preparar mensagens para a API</text:p>
      <text:p text:style-name="Standard"><text:s text:c="16"/>messages_for_api = []</text:p>
      <text:p text:style-name="Standard"/>
      <text:p text:style-name="Standard"><text:s text:c="16"/># Incluir mensagem de instrução de resumo se houver um resumo ativo</text:p>
      <text:p text:style-name="Standard"><text:s text:c="16"/>if active_api_summary_content:</text:p>
      <text:p text:style-name="Standard"><text:s text:c="20"/>summary_context_message = {</text:p>
      <text:p text:style-name="Standard"><text:s text:c="24"/>"role": "user",</text:p>
      <text:p text:style-name="Standard"><text:s text:c="24"/>"content": f"{SUMMARY_INSTRUCTION_MESSAGE}\n\nResumo do Documento:\n{active_api_summary_content}"</text:p>
      <text:p text:style-name="Standard"><text:s text:c="20"/>}</text:p>
      <text:p text:style-name="Standard"><text:s text:c="20"/>messages_for_api.append(summary_context_message)</text:p>
      <text:p text:style-name="Standard"/>
      <text:p text:style-name="Standard"><text:s text:c="16"/># Adicionar histórico de chat limitado (exceto a mensagem de sistema inicial, que já está em chat_history[0])</text:p>
      <text:p text:style-name="Standard"><text:s text:c="16"/># Limita para HISTORY_MESSAGE_LIMIT mensagens do usuário/assistente mais a mensagem do sistema</text:p>
      <text:p text:style-name="Standard"><text:s text:c="16"/>messages_for_api.append(chat_history[0]) # Mensagem do sistema</text:p>
      <text:p text:style-name="Standard"><text:s text:c="16"/>messages_for_api.extend(chat_history[max(1, len(chat_history) - HISTORY_MESSAGE_LIMIT):])</text:p>
      <text:p text:style-name="Standard"><text:s text:c="16"/></text:p>
      <text:p text:style-name="Standard"><text:s text:c="16"/># Adicionar a mensagem atual do usuário</text:p>
      <text:p text:style-name="Standard"><text:s text:c="16"/>messages_for_api.append(user_message)</text:p>
      <text:p text:style-name="Standard"/>
      <text:p text:style-name="Standard"><text:s text:c="16"/># Contar tokens do prompt antes de enviar à API</text:p>
      <text:p text:style-name="Standard"><text:s text:c="16"/>api_prompt_tokens = token_utils.count_tokens_in_messages(messages_for_api)</text:p>
      <text:p text:style-name="Standard"/>
      <text:p text:style-name="Standard"><text:s text:c="16"/># Se o prompt for muito longo, alertar e não enviar</text:p>
      <text:p text:style-name="Standard"><text:s text:c="16"/>if api_prompt_tokens &gt; MAX_TOKENS_LIMIT:</text:p>
      <text:p text:style-name="Standard"><text:s text:c="20"/>print(f"Aviso: Sua pergunta e o contexto (histórico/resumo) excedem o limite de tokens do modelo ({api_prompt_tokens} tokens). Por favor, limpe o contexto (/limpar) ou faça uma pergunta mais curta.")</text:p>
      <text:p text:style-name="Standard"><text:s text:c="20"/>continue</text:p>
      <text:p text:style-name="Standard"><text:s text:c="16"/>print_separator()</text:p>
      <text:p text:style-name="Standard"><text:s text:c="16"/>print("Gerando resposta (isso pode levar um tempo)...")</text:p>
      <text:p text:style-name="Standard"><text:s text:c="16"/># max_tokens para a resposta da IA em conversas normais pode ser DEFAULT_MAX_TOKENS_RESPONSE</text:p>
      <text:p text:style-name="Standard"><text:s text:c="16"/># que podemos adicionar ao config.py, ou deixar a API definir.</text:p>
      <text:p text:style-name="Standard"><text:s text:c="16"/># Aqui, não estamos limitando explicitamente a resposta para conversas gerais,</text:p>
      <text:p text:style-name="Standard"><text:s text:c="16"/># a menos que o DEFAULT_MODEL já tenha um limite de saída implicito.</text:p>
      <text:p text:style-name="Standard"><text:s text:c="16"/>bot_response = api_service.get_openai_completion(</text:p>
      <text:p text:style-name="Standard"><text:s text:c="20"/>messages=messages_for_api,</text:p>
      <text:p text:style-name="Standard"><text:s text:c="20"/>model=DEFAULT_MODEL,</text:p>
      <text:p text:style-name="Standard"><text:s text:c="20"/>temperature=TEMPERATURE</text:p>
      <text:p text:style-name="Standard"><text:s text:c="16"/>)</text:p>
      <text:p text:style-name="Standard"><text:soft-page-break/></text:p>
      <text:p text:style-name="Standard"><text:s text:c="16"/>if bot_response:</text:p>
      <text:p text:style-name="Standard"><text:s text:c="20"/>print_separator()</text:p>
      <text:p text:style-name="Standard"><text:s text:c="20"/>print(f"[{current_session_name}] {colorize_text('BOT', 36, bold=True)}: {colorize_text(bot_response, 36, bold=False)}")</text:p>
      <text:p text:style-name="Standard"><text:s text:c="20"/>chat_history.append(user_message) # Adiciona a pergunta do usuário</text:p>
      <text:p text:style-name="Standard"><text:s text:c="20"/>chat_history.append({"role": "assistant", "content": bot_response}) # Adiciona a resposta do bot</text:p>
      <text:p text:style-name="Standard"><text:s text:c="20"/>save_session_state() # Salva a sessão após cada interação</text:p>
      <text:p text:style-name="Standard"><text:s text:c="16"/>else:</text:p>
      <text:p text:style-name="Standard"><text:s text:c="20"/>print_separator()</text:p>
      <text:p text:style-name="Standard"><text:s text:c="20"/>print("Não foi possível obter uma resposta do chatbot.")</text:p>
      <text:p text:style-name="Standard"/>
      <text:p text:style-name="Standard"><text:s text:c="8"/>except KeyboardInterrupt:</text:p>
      <text:p text:style-name="Standard"><text:s text:c="12"/>print("\nEncerrando o chatbot.")</text:p>
      <text:p text:style-name="Standard"><text:s text:c="12"/>save_session_state()</text:p>
      <text:p text:style-name="Standard"><text:s text:c="12"/>break</text:p>
      <text:p text:style-name="Standard"><text:s text:c="8"/>except Exception as e:</text:p>
      <text:p text:style-name="Standard"><text:s text:c="12"/>print(f"Ocorreu um erro inesperado: {e}")</text:p>
      <text:p text:style-name="Standard"><text:s text:c="12"/>traceback.print_exc()</text:p>
      <text:p text:style-name="Standard"><text:s text:c="12"/># Para depuração, você pode adicionar um traceback mais detalhado:</text:p>
      <text:p text:style-name="Standard"><text:s text:c="12"/># import traceback</text:p>
      <text:p text:style-name="Standard"><text:s text:c="12"/># traceback.print_exc()</text:p>
      <text:p text:style-name="Standard"/>
      <text:p text:style-name="Standard">if __name__ == "__main__":</text:p>
      <text:p text:style-name="Standard"><text:s text:c="4"/>run_chatbot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nfig.py</text:p>
      <text:p text:style-name="P4"/>
      <text:p text:style-name="P4">import os</text:p>
      <text:p text:style-name="P4"/>
      <text:p text:style-name="P4"># --- Configurações Gerais do Chatbot ---</text:p>
      <text:p text:style-name="P4"># Modelo padrão da OpenAI a ser usado.</text:p>
      <text:p text:style-name="P4"># Considere "gpt-4o-mini" para melhor custo-benefício ou "gpt-3.5-turbo" para mais velocidade.</text:p>
      <text:p text:style-name="P4"># Modelos disponíveis em: https://platform.openai.com/docs/models/overview</text:p>
      <text:p text:style-name="P4">DEFAULT_MODEL = "gpt-4o-mini"</text:p>
      <text:p text:style-name="P4"/>
      <text:p text:style-name="P4"># Criatividade da resposta do modelo (0.0 a 2.0).</text:p>
      <text:p text:style-name="P4"># Valores mais baixos são mais focados e determinísticos, valores mais altos são mais criativos.</text:p>
      <text:p text:style-name="P4">TEMPERATURE = 0.8</text:p>
      <text:p text:style-name="P4"/>
      <text:p text:style-name="P4"># --- Limites de Contexto e Tokens ---</text:p>
      <text:p text:style-name="P4"># Limite máximo de tokens de entrada para o modelo (incluindo System, Histórico e Pergunta).</text:p>
      <text:p text:style-name="P4"># Consulte a documentação da OpenAI para os limites específicos do modelo escolhido.</text:p>
      <text:p text:style-name="P4"># gpt-3.5-turbo (16k) -&gt; 16385 tokens</text:p>
      <text:p text:style-name="P4"># gpt-4o-mini (128k) -&gt; 128000 tokens</text:p>
      <text:p text:style-name="P4">MAX_TOKENS_LIMIT = 100000 # Um pouco abaixo do limite do gpt-4o-mini para segurança</text:p>
      <text:p text:style-name="P4"/>
      <text:p text:style-name="P4"># Limite de tokens para a resposta gerada pela IA ao resumir PDFs</text:p>
      <text:p text:style-name="P4">SUMMARY_MAX_TOKENS = 1500 # Um valor razoável para a maioria dos resumos. Ajuste conforme necessário.</text:p>
      <text:p text:style-name="P4"/>
      <text:p text:style-name="P4"># Número máximo de mensagens do histórico de chat a serem incluídas na requisição da API.</text:p>
      <text:p text:style-name="P4"># Isso ajuda a controlar o uso de tokens e manter o contexto relevante.</text:p>
      <text:p text:style-name="P4"># Cada mensagem é um par (user, assistant).</text:p>
      <text:p text:style-name="P4">HISTORY_MESSAGE_LIMIT = 15 # Limita o histórico a 10 pares (20 mensagens individuais)</text:p>
      <text:p text:style-name="P4"/>
      <text:p text:style-name="P4"># --- Caminhos de Arquivo e Diretórios ---</text:p>
      <text:p text:style-name="P4"># Caminho base para o diretório de dados, relativo ao diretório raiz do projeto.</text:p>
      <text:p text:style-name="P4">BASE_DATA_DIR = os.path.join(os.path.dirname(os.path.dirname(__file__)), 'data')</text:p>
      <text:p text:style-name="P4"/>
      <text:p text:style-name="P4"># Caminho para o diretório de perfis de usuário.</text:p>
      <text:p text:style-name="P4">PROFILES_DIR = os.path.join(BASE_DATA_DIR, 'profiles')</text:p>
      <text:p text:style-name="P4"/>
      <text:p text:style-name="P4"># Caminho para o diretório do perfil padrão (onde sessões e resumos serão salvos).</text:p>
      <text:p text:style-name="P4">DEFAULT_PROFILE_DIR = os.path.join(PROFILES_DIR, 'default')</text:p>
      <text:p text:style-name="P4"/>
      <text:p text:style-name="P4"># Caminho para o diretório onde as sessões de chat são salvas.</text:p>
      <text:p text:style-name="P4">SESSIONS_DIR = os.path.join(DEFAULT_PROFILE_DIR, 'sessions')</text:p>
      <text:p text:style-name="P4"/>
      <text:p text:style-name="P4"># Caminho para o diretório onde os resumos de PDF são salvos.</text:p>
      <text:p text:style-name="P4">SUMMARIES_DIR = os.path.join(DEFAULT_PROFILE_DIR, 'summaries')</text:p>
      <text:p text:style-name="P4"/>
      <text:p text:style-name="P4"># Caminho para o diretório onde os PDFs de interações exportadas serão salvos.</text:p>
      <text:p text:style-name="P4">EXPORTS_DIR = os.path.join(DEFAULT_PROFILE_DIR, 'exports')</text:p>
      <text:p text:style-name="P4"/>
      <text:p text:style-name="P4"># Caminho para o diretório onde os PDFs originais são armazenados.</text:p>
      <text:p text:style-name="P4">PDFS_DIR = os.path.join(os.path.dirname(os.path.dirname(__file__)), 'pdfs')</text:p>
      <text:p text:style-name="P4"/>
      <text:p text:style-name="P4"><text:soft-page-break/># --- Mensagens Padrão do Sistema ---</text:p>
      <text:p text:style-name="P4"># Mensagem de sistema que define o comportamento geral do chatbot.</text:p>
      <text:p text:style-name="P4"># Ajuste para definir o "persona" do seu assistente.</text:p>
      <text:p text:style-name="P4">SYSTEM_MESSAGE = (</text:p>
      <text:p text:style-name="P4"><text:s text:c="4"/>"Você é um assistente de IA prestativo e conciso, otimizado para responder perguntas "</text:p>
      <text:p text:style-name="P4"><text:s text:c="4"/>"com base em documentos PDF fornecidos. Seja objetivo, direto e sempre baseie suas "</text:p>
      <text:p text:style-name="P4"><text:s text:c="4"/>"respostas no contexto mais recente. Se não souber a resposta com base no contexto, "</text:p>
      <text:p text:style-name="P4"><text:s text:c="4"/>"indique isso. Priorize a eficiência e o uso mínimo de tokens."</text:p>
      <text:p text:style-name="P4">)</text:p>
      <text:p text:style-name="P4"/>
      <text:p text:style-name="P4"># Mensagem de instrução que é anexada antes do conteúdo do resumo ativo.</text:p>
      <text:p text:style-name="P4"># Isso orienta o modelo sobre como usar o resumo.</text:p>
      <text:p text:style-name="P4">SUMMARY_INSTRUCTION_MESSAGE = (</text:p>
      <text:p text:style-name="P4"><text:s text:c="4"/>"O texto a seguir é um resumo de um documento PDF. Utilize-o como seu "</text:p>
      <text:p text:style-name="P4"><text:s text:c="4"/>"principal contexto para responder a perguntas futuras. Priorize "</text:p>
      <text:p text:style-name="P4"><text:s text:c="4"/>"as informações deste resumo ao gerar suas respostas. Se a pergunta "</text:p>
      <text:p text:style-name="P4"><text:s text:c="4"/>"não puder ser respondida com base neste resumo, indique isso. "</text:p>
      <text:p text:style-name="P4"><text:s text:c="4"/>"Resumo do PDF:\n\n"</text:p>
      <text:p text:style-name="P4">)</text:p>
      <text:p text:style-name="P4"/>
      <text:p text:style-name="P4"># Nome da sessão padrão que será carregada ou criada ao iniciar o chatbot.</text:p>
      <text:p text:style-name="P4">DEFAULT_SESSION_NAME = "default_session"</text:p>
      <text:p text:style-name="P4"/>
      <text:p text:style-name="P4"># --- Comandos do Chatbot ---</text:p>
      <text:p text:style-name="P4"># Dicionário de comandos para facilitar a referência e futura expansão.</text:p>
      <text:p text:style-name="P4"># Em config/config.py</text:p>
      <text:p text:style-name="P4"/>
      <text:p text:style-name="P4"># --- Comandos do Chatbot ---</text:p>
      <text:p text:style-name="P4"># --- Comandos do Chatbot ---</text:p>
      <text:p text:style-name="P4"># Dicionário de comandos para facilitar a referência e futura expansão.</text:p>
      <text:p text:style-name="P4">COMMANDS = {</text:p>
      <text:p text:style-name="P4"><text:s text:c="4"/>"read_pdf": "/lerpdf",</text:p>
      <text:p text:style-name="P4"><text:s text:c="4"/>"new_session": "/nova_sessao",</text:p>
      <text:p text:style-name="P4"><text:s text:c="4"/>"load_session": "/carregar_sessao", # Mantido como você tem</text:p>
      <text:p text:style-name="P4"><text:s text:c="4"/>"list_sessions": "/listar_sessoes",</text:p>
      <text:p text:style-name="P4"><text:s text:c="4"/>"delete_session": "/excluir_sessao",</text:p>
      <text:p text:style-name="P4"><text:s text:c="4"/>"list_summaries": "/listar_resumos",</text:p>
      <text:p text:style-name="P4"><text:s text:c="4"/>"load_summary": "/carregar_resumo",</text:p>
      <text:p text:style-name="P4"><text:s text:c="4"/>"clear_context": "/limpar", <text:s text:c="6"/># Mantido como você tem</text:p>
      <text:p text:style-name="P4"><text:s text:c="4"/>"exit": "/sair",</text:p>
      <text:p text:style-name="P4"><text:s text:c="4"/>"help": "/ajuda",</text:p>
      <text:p text:style-name="P4"><text:s text:c="4"/>"delete_summary": "/excluir_resumo",</text:p>
      <text:p text:style-name="P4"><text:s text:c="4"/># --- NOVOS COMANDOS DE EXPORTAÇÃO ---</text:p>
      <text:p text:style-name="P4"><text:s text:c="4"/>"export_chat": "/exportar_chat",</text:p>
      <text:p text:style-name="P4"><text:s text:c="4"/>"list_exports": "/listar_exports",</text:p>
      <text:p text:style-name="P4"><text:s text:c="4"/>"delete_export": "/excluir_export",</text:p>
      <text:p text:style-name="P4"><text:s text:c="4"/># --- FIM DOS NOVOS COMANDOS ---</text:p>
      <text:p text:style-name="P4">}</text:p>
      <text:p text:style-name="P4"/>
      <text:p text:style-name="P4"/>
      <text:p text:style-name="P4"/>
      <text:p text:style-name="P4"/>
      <text:p text:style-name="P2"><text:soft-page-break/>api_service.py</text:p>
      <text:p text:style-name="P4"/>
      <text:p text:style-name="P4">import os</text:p>
      <text:p text:style-name="P4">import sys</text:p>
      <text:p text:style-name="P4">from openai import OpenAI</text:p>
      <text:p text:style-name="P4">from openai import RateLimitError, APIConnectionError, OpenAIError</text:p>
      <text:p text:style-name="P4"/>
      <text:p text:style-name="P4"># Adiciona o diretório raiz do projeto ao sys.path para permitir importações absolutas</text:p>
      <text:p text:style-name="P4"># quando o módulo é executado diretamente.</text:p>
      <text:p text:style-name="P4">project_root = os.path.abspath(os.path.join(os.path.dirname(__file__), os.pardir))</text:p>
      <text:p text:style-name="P4">sys.path.insert(0, project_root)</text:p>
      <text:p text:style-name="P4"/>
      <text:p text:style-name="P4">from config.config import DEFAULT_MODEL, TEMPERATURE</text:p>
      <text:p text:style-name="P4"/>
      <text:p text:style-name="P4"># Carrega a chave da API do arquivo .env</text:p>
      <text:p text:style-name="P4"># Verifica se a chave OPENAI_API_KEY está definida como variável de ambiente.</text:p>
      <text:p text:style-name="P4"># Se não estiver, tenta carregá-la do arquivo .env.</text:p>
      <text:p text:style-name="P4">if "OPENAI_API_KEY" not in os.environ:</text:p>
      <text:p text:style-name="P4"><text:s text:c="4"/>try:</text:p>
      <text:p text:style-name="P4"><text:s text:c="8"/>from dotenv import load_dotenv</text:p>
      <text:p text:style-name="P4"><text:s text:c="8"/>load_dotenv()</text:p>
      <text:p text:style-name="P4"><text:s text:c="8"/>print("Chave de API OpenAI carregada do arquivo .env")</text:p>
      <text:p text:style-name="P4"><text:s text:c="4"/>except ImportError:</text:p>
      <text:p text:style-name="P4"><text:s text:c="8"/>print("Aviso: python-dotenv não está instalado. Não foi possível carregar variáveis do .env.")</text:p>
      <text:p text:style-name="P4"><text:s text:c="8"/>print("Por favor, instale com 'pip install python-dotenv' ou defina OPENAI_API_KEY manualmente.")</text:p>
      <text:p text:style-name="P4"/>
      <text:p text:style-name="P4">API_KEY = os.getenv("OPENAI_API_KEY")</text:p>
      <text:p text:style-name="P4"/>
      <text:p text:style-name="P4">if not API_KEY:</text:p>
      <text:p text:style-name="P4"><text:s text:c="4"/>raise ValueError("A chave OPENAI_API_KEY não foi encontrada. Por favor, defina-a no seu ambiente ou no arquivo .env.")</text:p>
      <text:p text:style-name="P4"/>
      <text:p text:style-name="P4">client = OpenAI(api_key=API_KEY)</text:p>
      <text:p text:style-name="P4"/>
      <text:p text:style-name="P4">def get_openai_completion(messages: list, model: str = DEFAULT_MODEL, temperature: float = TEMPERATURE, max_tokens: int = None) -&gt; str:</text:p>
      <text:p text:style-name="P4"><text:s text:c="4"/>"""</text:p>
      <text:p text:style-name="P4"><text:s text:c="4"/>Obtém uma resposta do modelo de linguagem da OpenAI.</text:p>
      <text:p text:style-name="P4"/>
      <text:p text:style-name="P4"><text:s text:c="4"/>Args:</text:p>
      <text:p text:style-name="P4"><text:s text:c="8"/>messages (list): Uma lista de dicionários de mensagens para enviar à API.</text:p>
      <text:p text:style-name="P4"><text:s text:c="25"/>Ex: [{"role": "system", "content": "You are a helpful assistant."},</text:p>
      <text:p text:style-name="P4"><text:s text:c="30"/>{"role": "user", "content": "Hello!"}]</text:p>
      <text:p text:style-name="P4"><text:s text:c="8"/>model (str): O nome do modelo da OpenAI a ser usado (ex: "gpt-3.5-turbo").</text:p>
      <text:p text:style-name="P4"><text:s text:c="8"/>temperature (float): A temperatura para controlar a criatividade da resposta (0.0 a 2.0).</text:p>
      <text:p text:style-name="P4"><text:s text:c="8"/>max_tokens (int, optional): O número máximo de tokens na resposta gerada.</text:p>
      <text:p text:style-name="P4"><text:s text:c="36"/>Se None, a API usará seu padrão.</text:p>
      <text:p text:style-name="P4"/>
      <text:p text:style-name="P4"><text:s text:c="4"/>Returns:</text:p>
      <text:p text:style-name="P4"><text:s text:c="8"/>str: A resposta de texto do modelo, ou uma string vazia se houver um erro.</text:p>
      <text:p text:style-name="P4"><text:s text:c="4"/>"""</text:p>
      <text:p text:style-name="P4"><text:soft-page-break/><text:s text:c="4"/>try:</text:p>
      <text:p text:style-name="P4"><text:s text:c="8"/># Constrói o dicionário de argumentos para a chamada da API</text:p>
      <text:p text:style-name="P4"><text:s text:c="8"/>completion_args = {</text:p>
      <text:p text:style-name="P4"><text:s text:c="12"/>"model": model,</text:p>
      <text:p text:style-name="P4"><text:s text:c="12"/>"messages": messages,</text:p>
      <text:p text:style-name="P4"><text:s text:c="12"/>"temperature": temperature,</text:p>
      <text:p text:style-name="P4"><text:s text:c="8"/>}</text:p>
      <text:p text:style-name="P4"><text:s text:c="8"/># Adiciona max_tokens apenas se for fornecido (não None)</text:p>
      <text:p text:style-name="P4"><text:s text:c="8"/>if max_tokens is not None:</text:p>
      <text:p text:style-name="P4"><text:s text:c="12"/>completion_args["max_tokens"] = max_tokens</text:p>
      <text:p text:style-name="P4"/>
      <text:p text:style-name="P4"><text:s text:c="8"/>chat_completion = client.chat.completions.create(**completion_args)</text:p>
      <text:p text:style-name="P4"><text:s text:c="8"/>return chat_completion.choices[0].message.content</text:p>
      <text:p text:style-name="P4"><text:s text:c="4"/>except RateLimitError:</text:p>
      <text:p text:style-name="P4"><text:s text:c="8"/>print("Erro de limite de taxa da OpenAI: Muitas requisições. Por favor, espere um pouco.")</text:p>
      <text:p text:style-name="P4"><text:s text:c="4"/>except APIConnectionError as e:</text:p>
      <text:p text:style-name="P4"><text:s text:c="8"/>print(f"Erro de conexão com a API da OpenAI: {e}")</text:p>
      <text:p text:style-name="P4"><text:s text:c="8"/>print("Verifique sua conexão com a internet ou a URL da API.")</text:p>
      <text:p text:style-name="P4"><text:s text:c="4"/>except OpenAIError as e:</text:p>
      <text:p text:style-name="P4"><text:s text:c="8"/>print(f"Erro da API OpenAI: {e}")</text:p>
      <text:p text:style-name="P4"><text:s text:c="8"/>print("Verifique sua chave de API ou se há algum problema com o serviço da OpenAI.")</text:p>
      <text:p text:style-name="P4"><text:s text:c="4"/>except Exception as e:</text:p>
      <text:p text:style-name="P4"><text:s text:c="8"/>print(f"Ocorreu um erro inesperado ao chamar a API: {e}")</text:p>
      <text:p text:style-name="P4"><text:s text:c="4"/>return ""</text:p>
      <text:p text:style-name="P4"/>
      <text:p text:style-name="P4">if __name__ == "__main__":</text:p>
      <text:p text:style-name="P4"><text:s text:c="4"/>print("Testando api_service.py...")</text:p>
      <text:p text:style-name="P4"/>
      <text:p text:style-name="P4"><text:s text:c="4"/># Teste básico</text:p>
      <text:p text:style-name="P4"><text:s text:c="4"/>test_messages = [</text:p>
      <text:p text:style-name="P4"><text:s text:c="8"/>{"role": "system", "content": "Você é um assistente prestativo."},</text:p>
      <text:p text:style-name="P4"><text:s text:c="8"/>{"role": "user", "content": "Qual a capital do Brasil?"}</text:p>
      <text:p text:style-name="P4"><text:s text:c="4"/>]</text:p>
      <text:p text:style-name="P4"/>
      <text:p text:style-name="P4"><text:s text:c="4"/>print("\nTestando get_openai_completion sem max_tokens:")</text:p>
      <text:p text:style-name="P4"><text:s text:c="4"/>response = get_openai_completion(test_messages)</text:p>
      <text:p text:style-name="P4"><text:s text:c="4"/>print("Resposta da API:", response)</text:p>
      <text:p text:style-name="P4"/>
      <text:p text:style-name="P4"><text:s text:c="4"/># Teste com max_tokens (resposta curta esperada)</text:p>
      <text:p text:style-name="P4"><text:s text:c="4"/>test_messages_short = [</text:p>
      <text:p text:style-name="P4"><text:s text:c="8"/>{"role": "system", "content": "Responda de forma extremamente concisa."},</text:p>
      <text:p text:style-name="P4"><text:s text:c="8"/>{"role": "user", "content": "Quem descobriu o Brasil?"}</text:p>
      <text:p text:style-name="P4"><text:s text:c="4"/>]</text:p>
      <text:p text:style-name="P4"><text:s text:c="4"/>print("\nTestando get_openai_completion com max_tokens=10:")</text:p>
      <text:p text:style-name="P4"><text:s text:c="4"/>response_short = get_openai_completion(test_messages_short, max_tokens=10)</text:p>
      <text:p text:style-name="P4"><text:s text:c="4"/>print("Resposta da API (curta):", response_short)</text:p>
      <text:p text:style-name="P4"/>
      <text:p text:style-name="P4"><text:s text:c="4"/># Teste de erro (ex: modelo inválido)</text:p>
      <text:p text:style-name="P4"><text:s text:c="4"/>print("\nTestando com modelo inválido (deve gerar erro):")</text:p>
      <text:p text:style-name="P4"><text:s text:c="4"/>error_response = get_openai_completion(test_messages, model="modelo_invalido_xyz")</text:p>
      <text:p text:style-name="P4"><text:s text:c="4"/>if not error_response:</text:p>
      <text:p text:style-name="P4"><text:soft-page-break/><text:s text:c="8"/>print("Teste de erro bem-sucedido: Não houve resposta (como esperado para modelo inválido)."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requirements.txt</text:p>
      <text:p text:style-name="P4"/>
      <text:p text:style-name="P4">python-dotenv</text:p>
      <text:p text:style-name="P4">openai</text:p>
      <text:p text:style-name="P4">pdfplumber</text:p>
      <text:p text:style-name="P4">tiktoken</text:p>
      <text:p text:style-name="P4">PyPDF2</text:p>
      <text:p text:style-name="P4">fpdf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pdf_exporter.py</text:p>
      <text:p text:style-name="P4"/>
      <text:p text:style-name="P4">import os</text:p>
      <text:p text:style-name="P4">import sys</text:p>
      <text:p text:style-name="P4">import json</text:p>
      <text:p text:style-name="P4">import datetime</text:p>
      <text:p text:style-name="P4">from fpdf import FPDF # Importa a classe FPDF</text:p>
      <text:p text:style-name="P4">from typing import Union # Adicionado para 'Union' na delete_exported_pdf</text:p>
      <text:p text:style-name="P4"># Adiciona o diretório raiz do projeto ao sys.path para permitir importações absolutas</text:p>
      <text:p text:style-name="P4"># quando o módulo é executado diretamente ou como parte do projeto maior.</text:p>
      <text:p text:style-name="P4">project_root = os.path.abspath(os.path.join(os.path.dirname(__file__), os.pardir))</text:p>
      <text:p text:style-name="P4">sys.path.insert(0, project_root)</text:p>
      <text:p text:style-name="P4"/>
      <text:p text:style-name="P4"># Importa as configurações de caminhos do config.py</text:p>
      <text:p text:style-name="P4">from config.config import EXPORTS_DIR, DEFAULT_SESSION_NAME # Importamos EXPORTS_DIR e DEFAULT_SESSION_NAME</text:p>
      <text:p text:style-name="P4"/>
      <text:p text:style-name="P4"># --- Funções Auxiliares ---</text:p>
      <text:p text:style-name="P4">def _ensure_dir_exists(directory_path: str):</text:p>
      <text:p text:style-name="P4"><text:s text:c="4"/>"""Garante que um diretório exista. Se não existir, ele é criado."""</text:p>
      <text:p text:style-name="P4"><text:s text:c="4"/>os.makedirs(directory_path, exist_ok=True)</text:p>
      <text:p text:style-name="P4"/>
      <text:p text:style-name="P4">def _get_export_path(session_name: str, export_name: str) -&gt; str:</text:p>
      <text:p text:style-name="P4"><text:s text:c="4"/>"""</text:p>
      <text:p text:style-name="P4"><text:s text:c="4"/>Retorna o caminho completo para o arquivo PDF exportado dentro da sessão.</text:p>
      <text:p text:style-name="P4"><text:s text:c="4"/>Os exports são organizados em subdiretórios por nome de sessão.</text:p>
      <text:p text:style-name="P4"><text:s text:c="4"/>"""</text:p>
      <text:p text:style-name="P4"><text:s text:c="4"/>session_export_dir = os.path.join(EXPORTS_DIR, session_name)</text:p>
      <text:p text:style-name="P4"><text:s text:c="4"/>_ensure_dir_exists(session_export_dir)</text:p>
      <text:p text:style-name="P4"><text:s text:c="4"/>return os.path.join(session_export_dir, export_name) # Removido o ".pdf" extra aqui</text:p>
      <text:p text:style-name="P4"/>
      <text:p text:style-name="P4"># --- Funções de Gerenciamento de Exportação de Chat ---</text:p>
      <text:p text:style-name="P4">def export_chat_to_pdf(chat_history: list, session_name: str, export_name: str) -&gt; str:</text:p>
      <text:p text:style-name="P4"><text:s text:c="4"/>"""</text:p>
      <text:p text:style-name="P4"><text:s text:c="4"/>Exporta o histórico completo de um chat para um arquivo PDF.</text:p>
      <text:p text:style-name="P4"><text:s text:c="4"/>"""</text:p>
      <text:p text:style-name="P4"><text:s text:c="4"/>#print(f"DEBUG: export_chat_to_pdf iniciado. session_name: {session_name}, export_name: {export_name}") # Print de depuração</text:p>
      <text:p text:style-name="P4"/>
      <text:p text:style-name="P4"><text:s text:c="4"/>if not chat_history:</text:p>
      <text:p text:style-name="P4"><text:s text:c="8"/>#print("DEBUG: Histórico do chat vazio.") # Print de depuração</text:p>
      <text:p text:style-name="P4"><text:s text:c="8"/>return "O histórico do chat está vazio. Nada para exportar."</text:p>
      <text:p text:style-name="P4"/>
      <text:p text:style-name="P4"><text:s text:c="4"/># ESTA É A LINHA CRUCIAL QUE PRECISA SER ADICIONADA OU VERIFICADA!</text:p>
      <text:p text:style-name="P4"><text:s text:c="4"/># Ela limpa o nome do export e atribui à variável base_name_cleaned.</text:p>
      <text:p text:style-name="P4"><text:s text:c="4"/>base_name_cleaned = "".join(c for c in export_name if c.isalnum() or c in (' ', '_', '-')).strip()</text:p>
      <text:p text:style-name="P4"><text:s text:c="4"/>#print(f"DEBUG: base_name_cleaned após limpeza inicial: '{base_name_cleaned}'") # Print de depuração</text:p>
      <text:p text:style-name="P4"/>
      <text:p text:style-name="P4"><text:s text:c="4"/># 1. Garante que o nome base não tenha .pdf extra</text:p>
      <text:p text:style-name="P4"><text:s text:c="4"/># Agora, base_name_cleaned EXISTE ANTES DE SER USADA aqui.</text:p>
      <text:p text:style-name="P4"><text:s text:c="4"/>if base_name_cleaned.lower().endswith(".pdf"):</text:p>
      <text:p text:style-name="P4"><text:soft-page-break/><text:s text:c="8"/>#print(f"DEBUG: '{base_name_cleaned}' termina com .pdf, removendo a extensão.") # Print de depuração</text:p>
      <text:p text:style-name="P4"><text:s text:c="8"/>base_name_cleaned = base_name_cleaned[:-4] # Remove a última ".pdf"</text:p>
      <text:p text:style-name="P4"><text:s text:c="8"/>#print(f"DEBUG: base_name_cleaned após remover .pdf extra: '{base_name_cleaned}'") # Print de depuração</text:p>
      <text:p text:style-name="P4"/>
      <text:p text:style-name="P4"><text:s text:c="4"/># Adicione uma verificação para nome vazio após a limpeza</text:p>
      <text:p text:style-name="P4"><text:s text:c="4"/>if not base_name_cleaned:</text:p>
      <text:p text:style-name="P4"><text:s text:c="8"/>#print("DEBUG: base_name_cleaned está vazia após a limpeza. Retornando erro.") # Print de depuração</text:p>
      <text:p text:style-name="P4"><text:s text:c="8"/>return "Erro: O nome do arquivo exportado não pode ser vazio ou conter apenas caracteres inválidos após a limpeza."</text:p>
      <text:p text:style-name="P4"/>
      <text:p text:style-name="P4"><text:s text:c="4"/># 2. Adiciona o timestamp para garantir um nome de arquivo único</text:p>
      <text:p text:style-name="P4"><text:s text:c="4"/>timestamp = datetime.datetime.now().strftime("%Y%m%d_%H%M%S")</text:p>
      <text:p text:style-name="P4"><text:s text:c="4"/>#print(f"DEBUG: Timestamp gerado: {timestamp}") # Print de depuração</text:p>
      <text:p text:style-name="P4"/>
      <text:p text:style-name="P4"><text:s text:c="4"/># 3. Constrói o nome de arquivo final, com o nome limpo, timestamp e UMA extensão .pdf</text:p>
      <text:p text:style-name="P4"><text:s text:c="4"/>final_export_filename = f"{base_name_cleaned}_{timestamp}.pdf"</text:p>
      <text:p text:style-name="P4"><text:s text:c="4"/>#print(f"DEBUG: Nome final do arquivo exportado: '{final_export_filename}'") # Print de depuração</text:p>
      <text:p text:style-name="P4"/>
      <text:p text:style-name="P4"><text:s text:c="4"/># 4. Chama _get_export_path com o nome de arquivo FINAL e COMPLETO</text:p>
      <text:p text:style-name="P4"><text:s text:c="4"/>pdf_path = _get_export_path(session_name, final_export_filename)</text:p>
      <text:p text:style-name="P4"><text:s text:c="4"/>#print(f"DEBUG: Caminho completo para o PDF: '{pdf_path}'") # Print de depuração</text:p>
      <text:p text:style-name="P4"/>
      <text:p text:style-name="P4"><text:s text:c="4"/>try:</text:p>
      <text:p text:style-name="P4"><text:s text:c="8"/>pdf = FPDF()</text:p>
      <text:p text:style-name="P4"><text:s text:c="8"/>pdf.set_auto_page_break(auto=True, margin=15) # Adicionado para melhor quebra de página</text:p>
      <text:p text:style-name="P4"><text:s text:c="8"/>pdf.add_page()</text:p>
      <text:p text:style-name="P4"><text:s text:c="8"/>pdf.set_font("Arial", size=12)</text:p>
      <text:p text:style-name="P4"/>
      <text:p text:style-name="P4"><text:s text:c="8"/>pdf.multi_cell(0, 10, f"Documentação da Interação - Sessão: {session_name}\n")</text:p>
      <text:p text:style-name="P4"><text:s text:c="8"/>pdf.multi_cell(0, 10, f"Nome do Export: {final_export_filename}\n\n")</text:p>
      <text:p text:style-name="P4"/>
      <text:p text:style-name="P4"><text:s text:c="8"/># Itera sobre o histórico do chat</text:p>
      <text:p text:style-name="P4"><text:s text:c="8"/>for message in chat_history:</text:p>
      <text:p text:style-name="P4"><text:s text:c="12"/>role = message.get("role", "unknown").capitalize()</text:p>
      <text:p text:style-name="P4"><text:s text:c="12"/>content = message.get("content", "")</text:p>
      <text:p text:style-name="P4"/>
      <text:p text:style-name="P4"><text:s text:c="12"/># Ignora a mensagem do sistema para a exportação, pois ela é fixa e não parte da interação dinâmica</text:p>
      <text:p text:style-name="P4"><text:s text:c="12"/>if role.lower() == "system":</text:p>
      <text:p text:style-name="P4"><text:s text:c="16"/>continue</text:p>
      <text:p text:style-name="P4"/>
      <text:p text:style-name="P4"><text:s text:c="12"/># Formatação melhorada para usuário e assistente</text:p>
      <text:p text:style-name="P4"><text:s text:c="12"/>if role == "User":</text:p>
      <text:p text:style-name="P4"><text:s text:c="16"/>pdf.set_font("Arial", "B", 12) # Negrito para usuário</text:p>
      <text:p text:style-name="P4"><text:s text:c="16"/>pdf.write(5, f"Você: ")</text:p>
      <text:p text:style-name="P4"><text:s text:c="16"/>pdf.set_font("Arial", size=12) # Volta à fonte normal</text:p>
      <text:p text:style-name="P4"><text:s text:c="16"/>pdf.multi_cell(0, 5, content)</text:p>
      <text:p text:style-name="P4"><text:s text:c="12"/>elif role == "Assistant":</text:p>
      <text:p text:style-name="P4"><text:soft-page-break/><text:s text:c="16"/>pdf.set_font("Arial", "B", 12) # Negrito para bot</text:p>
      <text:p text:style-name="P4"><text:s text:c="16"/>pdf.write(5, f"Bot: ")</text:p>
      <text:p text:style-name="P4"><text:s text:c="16"/>pdf.set_font("Arial", size=12) # Volta à fonte normal</text:p>
      <text:p text:style-name="P4"><text:s text:c="16"/>pdf.multi_cell(0, 5, content)</text:p>
      <text:p text:style-name="P4"><text:s text:c="12"/>else: # Para outros papéis desconhecidos</text:p>
      <text:p text:style-name="P4"><text:s text:c="16"/>pdf.multi_cell(0, 5, f"{role}: {content}")</text:p>
      <text:p text:style-name="P4"><text:s text:c="12"/></text:p>
      <text:p text:style-name="P4"><text:s text:c="12"/>pdf.ln(2) # Pequena quebra de linha entre mensagens para melhor leitura</text:p>
      <text:p text:style-name="P4"/>
      <text:p text:style-name="P4"><text:s text:c="8"/>pdf.output(pdf_path)</text:p>
      <text:p text:style-name="P4"><text:s text:c="8"/>#print(f"DEBUG: PDF gerado com sucesso em '{pdf_path}'") # Print de depuração</text:p>
      <text:p text:style-name="P4"><text:s text:c="8"/>return f"Histórico do chat exportado com sucesso para: {pdf_path}"</text:p>
      <text:p text:style-name="P4"><text:s text:c="4"/>except Exception as e:</text:p>
      <text:p text:style-name="P4"><text:s text:c="8"/>import traceback # Para depuração</text:p>
      <text:p text:style-name="P4"><text:s text:c="8"/>traceback.print_exc() # Mostra o erro completo no console para depuração</text:p>
      <text:p text:style-name="P4"><text:s text:c="8"/>#print(f"DEBUG: Erro na exportação do PDF: {e}") # Print de depuração</text:p>
      <text:p text:style-name="P4"><text:s text:c="8"/>return f"Erro ao exportar chat para PDF: {e}"</text:p>
      <text:p text:style-name="P4"/>
      <text:p text:style-name="P4">def list_exported_pdfs(session_name: str = None) -&gt; list:</text:p>
      <text:p text:style-name="P4"><text:s text:c="4"/>"""</text:p>
      <text:p text:style-name="P4"><text:s text:c="4"/>Lista todos os PDFs de interações exportados.</text:p>
      <text:p text:style-name="P4"><text:s text:c="4"/>Se session_name for fornecido, lista apenas os exports daquela sessão.</text:p>
      <text:p text:style-name="P4"><text:s text:c="4"/>"""</text:p>
      <text:p text:style-name="P4"><text:s text:c="4"/>_ensure_dir_exists(EXPORTS_DIR) # Garante que o diretório base exista</text:p>
      <text:p text:style-name="P4"/>
      <text:p text:style-name="P4"><text:s text:c="4"/>exported_files = []</text:p>
      <text:p text:style-name="P4"><text:s text:c="4"/>if session_name:</text:p>
      <text:p text:style-name="P4"><text:s text:c="8"/># Lista exports para uma sessão específica</text:p>
      <text:p text:style-name="P4"><text:s text:c="8"/>session_export_dir = os.path.join(EXPORTS_DIR, session_name)</text:p>
      <text:p text:style-name="P4"><text:s text:c="8"/>if os.path.exists(session_export_dir):</text:p>
      <text:p text:style-name="P4"><text:s text:c="12"/>for filename in os.listdir(session_export_dir):</text:p>
      <text:p text:style-name="P4"><text:s text:c="16"/>if filename.endswith(".pdf"):</text:p>
      <text:p text:style-name="P4"><text:s text:c="20"/>exported_files.append(f"{session_name}/{filename}")</text:p>
      <text:p text:style-name="P4"><text:s text:c="4"/>else:</text:p>
      <text:p text:style-name="P4"><text:s text:c="8"/># Lista todos os exports de todas as sessões</text:p>
      <text:p text:style-name="P4"><text:s text:c="8"/>for session_dir in os.listdir(EXPORTS_DIR):</text:p>
      <text:p text:style-name="P4"><text:s text:c="12"/>session_path = os.path.join(EXPORTS_DIR, session_dir)</text:p>
      <text:p text:style-name="P4"><text:s text:c="12"/>if os.path.isdir(session_path):</text:p>
      <text:p text:style-name="P4"><text:s text:c="16"/>for filename in os.listdir(session_path):</text:p>
      <text:p text:style-name="P4"><text:s text:c="20"/>if filename.endswith(".pdf"):</text:p>
      <text:p text:style-name="P4"><text:s text:c="24"/>exported_files.append(f"{session_dir}/{filename}")</text:p>
      <text:p text:style-name="P4"><text:s text:c="4"/>return exported_files</text:p>
      <text:p text:style-name="P4"/>
      <text:p text:style-name="P4">def get_exported_pdf_path(session_name: str, export_name: str) -&gt; str:</text:p>
      <text:p text:style-name="P4"><text:s text:c="4"/>"""</text:p>
      <text:p text:style-name="P4"><text:s text:c="4"/>Retorna o caminho completo de um PDF de interação exportado específico.</text:p>
      <text:p text:style-name="P4"><text:s text:c="4"/>"""</text:p>
      <text:p text:style-name="P4"><text:s text:c="4"/>#print(f"DEBUG (get_exported_pdf_path): Tentando obter caminho para sessão='{session_name}', export_name='{export_name}'")</text:p>
      <text:p text:style-name="P4"><text:s text:c="4"/>pdf_path = _get_export_path(session_name, export_name)</text:p>
      <text:p text:style-name="P4"><text:s text:c="4"/>#print(f"DEBUG (get_exported_pdf_path): Caminho construído: '{pdf_path}'")</text:p>
      <text:p text:style-name="P4"><text:s text:c="4"/>if os.path.exists(pdf_path):</text:p>
      <text:p text:style-name="P4"><text:soft-page-break/><text:s text:c="8"/>#print(f"DEBUG (get_exported_pdf_path): Arquivo encontrado em: '{pdf_path}'")</text:p>
      <text:p text:style-name="P4"><text:s text:c="8"/>return pdf_path</text:p>
      <text:p text:style-name="P4"><text:s text:c="4"/>#print(f"DEBUG (get_exported_pdf_path): Arquivo NÃO encontrado em: '{pdf_path}'")</text:p>
      <text:p text:style-name="P4"><text:s text:c="4"/>return None</text:p>
      <text:p text:style-name="P4"/>
      <text:p text:style-name="P4">def delete_exported_pdf(session_name: str, export_name: str) -&gt; bool:</text:p>
      <text:p text:style-name="P4"><text:s text:c="4"/>"""</text:p>
      <text:p text:style-name="P4"><text:s text:c="4"/>Exclui um PDF de interação exportado específico.</text:p>
      <text:p text:style-name="P4"><text:s text:c="4"/>"""</text:p>
      <text:p text:style-name="P4"><text:s text:c="4"/>#print(f"DEBUG (delete_exported_pdf): Tentando excluir para sessão='{session_name}', export_name='{export_name}'")</text:p>
      <text:p text:style-name="P4"><text:s text:c="4"/>pdf_path = _get_export_path(session_name, export_name)</text:p>
      <text:p text:style-name="P4"><text:s text:c="4"/>#print(f"DEBUG (delete_exported_pdf): Caminho construído para exclusão: '{pdf_path}'")</text:p>
      <text:p text:style-name="P4"><text:s text:c="4"/>if os.path.exists(pdf_path):</text:p>
      <text:p text:style-name="P4"><text:s text:c="8"/>#print(f"DEBUG (delete_exported_pdf): Arquivo encontrado para exclusão em: '{pdf_path}'")</text:p>
      <text:p text:style-name="P4"><text:s text:c="8"/>try:</text:p>
      <text:p text:style-name="P4"><text:s text:c="12"/>os.remove(pdf_path)</text:p>
      <text:p text:style-name="P4"><text:s text:c="12"/>#print(f"DEBUG (delete_exported_pdf): Arquivo removido: '{pdf_path}'")</text:p>
      <text:p text:style-name="P4"><text:s text:c="12"/># Tenta remover o diretório da sessão se estiver vazio</text:p>
      <text:p text:style-name="P4"><text:s text:c="12"/>session_export_dir = os.path.join(EXPORTS_DIR, session_name)</text:p>
      <text:p text:style-name="P4"><text:s text:c="12"/>if not os.listdir(session_export_dir): # Verifica se o diretório está vazio</text:p>
      <text:p text:style-name="P4"><text:s text:c="16"/>#print(f"DEBUG (delete_exported_pdf): Diretório da sessão vazio, tentando remover: '{session_export_dir}'")</text:p>
      <text:p text:style-name="P4"><text:s text:c="16"/>os.rmdir(session_export_dir)</text:p>
      <text:p text:style-name="P4"><text:s text:c="16"/>#print(f"DEBUG (delete_exported_pdf): Diretório da sessão removido: '{session_export_dir}'")</text:p>
      <text:p text:style-name="P4"><text:s text:c="12"/>return True</text:p>
      <text:p text:style-name="P4"><text:s text:c="8"/>except Exception as e:</text:p>
      <text:p text:style-name="P4"><text:s text:c="12"/>#print(f"DEBUG (delete_exported_pdf): Erro ao excluir PDF de exportação: {e}")</text:p>
      <text:p text:style-name="P4"><text:s text:c="12"/>print(f"Erro ao excluir PDF de exportação: {e}")</text:p>
      <text:p text:style-name="P4"><text:s text:c="12"/>return False</text:p>
      <text:p text:style-name="P4"><text:s text:c="8"/>#print(f"DEBUG (delete_exported_pdf): Arquivo NÃO encontrado para exclusão em: '{pdf_path}'")</text:p>
      <text:p text:style-name="P4"><text:s text:c="4"/>return False</text:p>
      <text:p text:style-name="P4"/>
      <text:p text:style-name="P4"># --- Bloco de Teste (apenas para depuração do módulo) ---</text:p>
      <text:p text:style-name="P4">if __name__ == "__main__":</text:p>
      <text:p text:style-name="P4"><text:s text:c="4"/>print("Testando pdf_exporter.py...")</text:p>
      <text:p text:style-name="P4"/>
      <text:p text:style-name="P4"><text:s text:c="4"/># Certifica-se que o diretório de exports existe para o teste</text:p>
      <text:p text:style-name="P4"><text:s text:c="4"/>_ensure_dir_exists(EXPORTS_DIR)</text:p>
      <text:p text:style-name="P4"/>
      <text:p text:style-name="P4"><text:s text:c="4"/>test_session = "TESTE_SESSAO_EXPORT"</text:p>
      <text:p text:style-name="P4"><text:s text:c="4"/>test_export_name = "Interacao_Exemplo"</text:p>
      <text:p text:style-name="P4"><text:s text:c="4"/>test_export_name_2 = "Outra_Interacao"</text:p>
      <text:p text:style-name="P4"/>
      <text:p text:style-name="P4"><text:s text:c="4"/># Simula um histórico de chat</text:p>
      <text:p text:style-name="P4"><text:s text:c="4"/>test_chat_history = [</text:p>
      <text:p text:style-name="P4"><text:s text:c="8"/>{"role": "system", "content": "Você é um assistente de teste."},</text:p>
      <text:p text:style-name="P4"><text:s text:c="8"/>{"role": "user", "content": "Olá, bot de teste! Como você está?"},</text:p>
      <text:p text:style-name="P4"><text:s text:c="8"/>{"role": "assistant", "content": "Olá! Estou funcionando perfeitamente."},</text:p>
      <text:p text:style-name="P4"><text:s text:c="8"/>{"role": "user", "content": "Pode me falar sobre a fpdf2?"},</text:p>
      <text:p text:style-name="P4"><text:soft-page-break/><text:s text:c="8"/>{"role": "assistant", "content": "A fpdf2 é uma biblioteca Python para geração de PDFs de forma simples e eficiente."},</text:p>
      <text:p text:style-name="P4"><text:s text:c="4"/>]</text:p>
      <text:p text:style-name="P4"/>
      <text:p text:style-name="P4"><text:s text:c="4"/>print("\n--- Teste de Exportação ---")</text:p>
      <text:p text:style-name="P4"><text:s text:c="4"/>export_result = export_chat_to_pdf(test_chat_history, test_session, test_export_name)</text:p>
      <text:p text:style-name="P4"><text:s text:c="4"/>print(export_result)</text:p>
      <text:p text:style-name="P4"/>
      <text:p text:style-name="P4"><text:s text:c="4"/>export_result_2 = export_chat_to_pdf([{"role": "user", "content": "Mais um teste"}], test_session, test_export_name_2)</text:p>
      <text:p text:style-name="P4"><text:s text:c="4"/>print(export_result_2)</text:p>
      <text:p text:style-name="P4"/>
      <text:p text:style-name="P4"><text:s text:c="4"/>print("\n--- Teste de Listagem (sessão específica) ---")</text:p>
      <text:p text:style-name="P4"><text:s text:c="4"/>listed_for_session = list_exported_pdfs(test_session)</text:p>
      <text:p text:style-name="P4"><text:s text:c="4"/>print(f"Exports para '{test_session}': {listed_for_session}")</text:p>
      <text:p text:style-name="P4"/>
      <text:p text:style-name="P4"><text:s text:c="4"/>print("\n--- Teste de Listagem (todos os exports) ---")</text:p>
      <text:p text:style-name="P4"><text:s text:c="4"/>all_listed = list_exported_pdfs()</text:p>
      <text:p text:style-name="P4"><text:s text:c="4"/>print(f"Todos os Exports: {all_listed}")</text:p>
      <text:p text:style-name="P4"/>
      <text:p text:style-name="P4"><text:s text:c="4"/>print("\n--- Teste de Obter Caminho ---")</text:p>
      <text:p text:style-name="P4"><text:s text:c="4"/>path_found = get_exported_pdf_path(test_session, test_export_name)</text:p>
      <text:p text:style-name="P4"><text:s text:c="4"/>print(f"Caminho do '{test_export_name}': {path_found}")</text:p>
      <text:p text:style-name="P4"/>
      <text:p text:style-name="P4"><text:s text:c="4"/>print("\n--- Teste de Exclusão ---")</text:p>
      <text:p text:style-name="P4"><text:s text:c="4"/>if delete_exported_pdf(test_session, test_export_name):</text:p>
      <text:p text:style-name="P4"><text:s text:c="8"/>print(f"'{test_export_name}.pdf' excluído com sucesso.")</text:p>
      <text:p text:style-name="P4"><text:s text:c="4"/>else:</text:p>
      <text:p text:style-name="P4"><text:s text:c="8"/>print(f"Falha ao excluir '{test_export_name}.pdf' ou não encontrado.")</text:p>
      <text:p text:style-name="P4"/>
      <text:p text:style-name="P4"><text:s text:c="4"/>if delete_exported_pdf(test_session, test_export_name_2):</text:p>
      <text:p text:style-name="P4"><text:s text:c="8"/>print(f"'{test_export_name_2}.pdf' excluído com sucesso.")</text:p>
      <text:p text:style-name="P4"><text:s text:c="4"/>else:</text:p>
      <text:p text:style-name="P4"><text:s text:c="8"/>print(f"Falha ao excluir '{test_export_name_2}.pdf' ou não encontrado.")</text:p>
      <text:p text:style-name="P4"/>
      <text:p text:style-name="P4"><text:s text:c="4"/>print("\n--- Teste de Listagem Após Exclusão ---")</text:p>
      <text:p text:style-name="P4"><text:s text:c="4"/>all_listed_after_delete = list_exported_pdfs()</text:p>
      <text:p text:style-name="P4"><text:s text:c="4"/>print(f"Todos os Exports Após Exclusão: {all_listed_after_delete}")</text:p>
      <text:p text:style-name="P4"/>
      <text:p text:style-name="P4"><text:s text:c="4"/># Limpeza final do diretório de teste, se estiver vazio</text:p>
      <text:p text:style-name="P4"><text:s text:c="4"/>test_session_export_dir = os.path.join(EXPORTS_DIR, test_session)</text:p>
      <text:p text:style-name="P4"><text:s text:c="4"/>if os.path.exists(test_session_export_dir) and not os.listdir(test_session_export_dir):</text:p>
      <text:p text:style-name="P4"><text:s text:c="8"/>try:</text:p>
      <text:p text:style-name="P4"><text:s text:c="12"/>os.rmdir(test_session_export_dir)</text:p>
      <text:p text:style-name="P4"><text:s text:c="12"/>print(f"Diretório de teste '{test_session_export_dir}' removido.")</text:p>
      <text:p text:style-name="P4"><text:s text:c="8"/>except Exception as e:</text:p>
      <text:p text:style-name="P4"><text:s text:c="12"/>print(f"Erro ao remover diretório de teste: {e}")</text:p>
      <text:p text:style-name="P4"/>
      <text:p text:style-name="P4"/>
      <text:p text:style-name="P4"/>
      <text:p text:style-name="P4"/>
      <text:p text:style-name="P3">pdf_processor.py</text:p>
      <text:p text:style-name="P4"/>
      <text:p text:style-name="P4">import sys</text:p>
      <text:p text:style-name="P4">import os</text:p>
      <text:p text:style-name="P4">import PyPDF2</text:p>
      <text:p text:style-name="P4"/>
      <text:p text:style-name="P4"># Adiciona o diretório raiz do projeto ao sys.path para permitir importações absolutas</text:p>
      <text:p text:style-name="P4"># quando o módulo é executado diretamente.</text:p>
      <text:p text:style-name="P4">project_root = os.path.abspath(os.path.join(os.path.dirname(__file__), os.pardir))</text:p>
      <text:p text:style-name="P4">sys.path.insert(0, project_root)</text:p>
      <text:p text:style-name="P4"/>
      <text:p text:style-name="P4"># Importa as configurações do config.py (apenas para exemplo de uso de caminhos, não diretamente necessário para extração)</text:p>
      <text:p text:style-name="P4">from config.config import PDFS_DIR</text:p>
      <text:p text:style-name="P4"/>
      <text:p text:style-name="P4">def extract_text_from_pdf(pdf_path: str) -&gt; str:</text:p>
      <text:p text:style-name="P4"><text:s text:c="4"/>"""</text:p>
      <text:p text:style-name="P4"><text:s text:c="4"/>Extrai todo o texto de um arquivo PDF.</text:p>
      <text:p text:style-name="P4"/>
      <text:p text:style-name="P4"><text:s text:c="4"/>Args:</text:p>
      <text:p text:style-name="P4"><text:s text:c="8"/>pdf_path (str): O caminho completo para o arquivo PDF.</text:p>
      <text:p text:style-name="P4"/>
      <text:p text:style-name="P4"><text:s text:c="4"/>Returns:</text:p>
      <text:p text:style-name="P4"><text:s text:c="8"/>str: O conteúdo de texto extraído do PDF, ou uma string vazia se houver um erro.</text:p>
      <text:p text:style-name="P4"><text:s text:c="4"/>"""</text:p>
      <text:p text:style-name="P4"><text:s text:c="4"/>if not os.path.exists(pdf_path):</text:p>
      <text:p text:style-name="P4"><text:s text:c="8"/>print(f"Erro: O arquivo PDF não foi encontrado em '{pdf_path}'")</text:p>
      <text:p text:style-name="P4"><text:s text:c="8"/>return ""</text:p>
      <text:p text:style-name="P4"/>
      <text:p text:style-name="P4"><text:s text:c="4"/>text = ""</text:p>
      <text:p text:style-name="P4"><text:s text:c="4"/>try:</text:p>
      <text:p text:style-name="P4"><text:s text:c="8"/>with open(pdf_path, 'rb') as file:</text:p>
      <text:p text:style-name="P4"><text:s text:c="12"/>reader = PyPDF2.PdfReader(file)</text:p>
      <text:p text:style-name="P4"><text:s text:c="12"/>for page_num in range(len(reader.pages)):</text:p>
      <text:p text:style-name="P4"><text:s text:c="16"/>page = reader.pages[page_num]</text:p>
      <text:p text:style-name="P4"><text:s text:c="16"/>text += page.extract_text() or "" # Adiciona o texto da página, garantindo que não seja None</text:p>
      <text:p text:style-name="P4"><text:s text:c="8"/>return text</text:p>
      <text:p text:style-name="P4"><text:s text:c="4"/>except Exception as e:</text:p>
      <text:p text:style-name="P4"><text:s text:c="8"/>print(f"Erro ao extrair texto do PDF '{pdf_path}': {e}")</text:p>
      <text:p text:style-name="P4"><text:s text:c="8"/>return ""</text:p>
      <text:p text:style-name="P4"/>
      <text:p text:style-name="P4">if __name__ == "__main__":</text:p>
      <text:p text:style-name="P4"><text:s text:c="4"/>print("Testando pdf_processor.py...")</text:p>
      <text:p text:style-name="P4"/>
      <text:p text:style-name="P4"><text:s text:c="4"/># Para testar, você precisará ter um arquivo PDF na pasta 'pdfs' do seu projeto.</text:p>
      <text:p text:style-name="P4"><text:s text:c="4"/># Por exemplo, crie um arquivo chamado 'exemplo.pdf' ou use um dos PDFs do tutorial.</text:p>
      <text:p text:style-name="P4"><text:s text:c="4"/>test_pdf_name = "exemplo.pdf" # Altere para o nome de um PDF existente na sua pasta 'pdfs'</text:p>
      <text:p text:style-name="P4"><text:s text:c="4"/>full_pdf_path = os.path.join(PDFS_DIR, test_pdf_name)</text:p>
      <text:p text:style-name="P4"/>
      <text:p text:style-name="P4"><text:s text:c="4"/># Crie um arquivo PDF de exemplo se não existir para facilitar o teste</text:p>
      <text:p text:style-name="P4"><text:s text:c="4"/># (Este é um snippet mínimo para criar um PDF vazio, PyPDF2 não cria conteúdo facilmente)</text:p>
      <text:p text:style-name="P4"><text:soft-page-break/><text:s text:c="4"/># Se você não tem PDFs, pode pular esta parte e apenas observar o erro de arquivo não encontrado.</text:p>
      <text:p text:style-name="P4"><text:s text:c="4"/>if not os.path.exists(full_pdf_path):</text:p>
      <text:p text:style-name="P4"><text:s text:c="8"/>print(f"\nAVISO: O arquivo de teste '{test_pdf_name}' não foi encontrado em '{PDFS_DIR}'.")</text:p>
      <text:p text:style-name="P4"><text:s text:c="8"/>print("Por favor, coloque um PDF de teste na pasta 'pdfs/' ou crie um.")</text:p>
      <text:p text:style-name="P4"><text:s text:c="8"/>print("Você pode criar um PDF simples com texto usando um editor de texto e 'Salvar como PDF'.")</text:p>
      <text:p text:style-name="P4"><text:s text:c="8"/># Exemplo de criação de um PDF muito simples via pypdf (requer pypdf instalado)</text:p>
      <text:p text:style-name="P4"><text:s text:c="8"/># from pypdf import PdfWriter</text:p>
      <text:p text:style-name="P4"><text:s text:c="8"/># writer = PdfWriter()</text:p>
      <text:p text:style-name="P4"><text:s text:c="8"/># writer.add_blank_page(width=72, height=72)</text:p>
      <text:p text:style-name="P4"><text:s text:c="8"/># with open(full_pdf_path, "wb") as fp:</text:p>
      <text:p text:style-name="P4"><text:s text:c="8"/># <text:s text:c="4"/>writer.write(fp)</text:p>
      <text:p text:style-name="P4"><text:s text:c="8"/># print(f"Um PDF vazio '{test_pdf_name}' foi criado para teste.")</text:p>
      <text:p text:style-name="P4"/>
      <text:p text:style-name="P4"><text:s text:c="4"/>extracted_content = extract_text_from_pdf(full_pdf_path)</text:p>
      <text:p text:style-name="P4"/>
      <text:p text:style-name="P4"><text:s text:c="4"/>if extracted_content:</text:p>
      <text:p text:style-name="P4"><text:s text:c="8"/>print(f"\nConteúdo extraído de '{test_pdf_name}' (primeiros 500 caracteres):\n")</text:p>
      <text:p text:style-name="P4"><text:s text:c="8"/>print(extracted_content[:500])</text:p>
      <text:p text:style-name="P4"><text:s text:c="8"/>if len(extracted_content) &gt; 500:</text:p>
      <text:p text:style-name="P4"><text:s text:c="12"/>print("\n...")</text:p>
      <text:p text:style-name="P4"><text:s text:c="8"/>print(f"\nTotal de caracteres extraídos: {len(extracted_content)}")</text:p>
      <text:p text:style-name="P4"><text:s text:c="4"/>else:</text:p>
      <text:p text:style-name="P4"><text:s text:c="8"/>print(f"\nNão foi possível extrair conteúdo de '{test_pdf_name}'.")</text:p>
      <text:p text:style-name="P3">session_manager.py</text:p>
      <text:p text:style-name="P4"/>
      <text:p text:style-name="P4">import json</text:p>
      <text:p text:style-name="P4">import os</text:p>
      <text:p text:style-name="P4">import sys</text:p>
      <text:p text:style-name="P4">import datetime</text:p>
      <text:p text:style-name="P4">import uuid # Para gerar IDs únicos para os resumos</text:p>
      <text:p text:style-name="P4"/>
      <text:p text:style-name="P4"># Adiciona o diretório raiz do projeto ao sys.path para permitir importações absolutas</text:p>
      <text:p text:style-name="P4"># quando o módulo é executado diretamente.</text:p>
      <text:p text:style-name="P4">project_root = os.path.abspath(os.path.join(os.path.dirname(__file__), os.pardir))</text:p>
      <text:p text:style-name="P4">sys.path.insert(0, project_root)</text:p>
      <text:p text:style-name="P4"/>
      <text:p text:style-name="P4"># Importa as configurações de caminhos do config.py</text:p>
      <text:p text:style-name="P4">from config.config import SESSIONS_DIR, SUMMARIES_DIR, DEFAULT_SESSION_NAME, SYSTEM_MESSAGE</text:p>
      <text:p text:style-name="P4"/>
      <text:p text:style-name="P4"># --- Funções Auxiliares ---</text:p>
      <text:p text:style-name="P4">def _ensure_dir_exists(directory_path: str):</text:p>
      <text:p text:style-name="P4"><text:s text:c="4"/>"""Garante que um diretório exista. Se não existir, ele é criado."""</text:p>
      <text:p text:style-name="P4"><text:s text:c="4"/>os.makedirs(directory_path, exist_ok=True)</text:p>
      <text:p text:style-name="P4"/>
      <text:p text:style-name="P4">def _get_session_path(session_name: str) -&gt; str:</text:p>
      <text:p text:style-name="P4"><text:s text:c="4"/>"""Retorna o caminho completo para o arquivo de uma sessão."""</text:p>
      <text:p text:style-name="P4"><text:s text:c="4"/>_ensure_dir_exists(SESSIONS_DIR)</text:p>
      <text:p text:style-name="P4"><text:s text:c="4"/>return os.path.join(SESSIONS_DIR, f"{session_name}.json")</text:p>
      <text:p text:style-name="P4"/>
      <text:p text:style-name="P4">def _get_summary_path(summary_id: str) -&gt; str:</text:p>
      <text:p text:style-name="P4"><text:s text:c="4"/>"""Retorna o caminho completo para o arquivo de um resumo."""</text:p>
      <text:p text:style-name="P4"><text:s text:c="4"/>_ensure_dir_exists(SUMMARIES_DIR)</text:p>
      <text:p text:style-name="P4"><text:s text:c="4"/>return os.path.join(SUMMARIES_DIR, f"{summary_id}.json")</text:p>
      <text:p text:style-name="P4"/>
      <text:p text:style-name="P4"/>
      <text:p text:style-name="P4"># --- Gerenciamento de Sessões ---</text:p>
      <text:p text:style-name="P4">def load_session(session_name: str) -&gt; dict:</text:p>
      <text:p text:style-name="P4"><text:s text:c="4"/>session_path = _get_session_path(session_name)</text:p>
      <text:p text:style-name="P4"><text:s text:c="4"/>if os.path.exists(session_path):</text:p>
      <text:p text:style-name="P4"><text:s text:c="8"/>try:</text:p>
      <text:p text:style-name="P4"><text:s text:c="12"/>with open(session_path, 'r', encoding='utf-8') as f:</text:p>
      <text:p text:style-name="P4"><text:s text:c="16"/>session_data = json.load(f) # &lt;--- Linha existente</text:p>
      <text:p text:style-name="P4"/>
      <text:p text:style-name="P4"><text:s text:c="12"/># --- Adicione as validações de estrutura AQUI ---</text:p>
      <text:p text:style-name="P4"><text:s text:c="12"/>if not isinstance(session_data, dict):</text:p>
      <text:p text:style-name="P4"><text:s text:c="16"/>print(f"Aviso: Sessão '{session_name}' carregada, mas o conteúdo não é um dicionário. Revertendo para padrão.")</text:p>
      <text:p text:style-name="P4"><text:s text:c="16"/>return {</text:p>
      <text:p text:style-name="P4"><text:s text:c="20"/>"chat_history": [{"role": "system", "content": SYSTEM_MESSAGE}],</text:p>
      <text:p text:style-name="P4"><text:s text:c="20"/>"active_api_summary_content": None,</text:p>
      <text:p text:style-name="P4"><text:s text:c="20"/>"active_api_summary_metadata": None</text:p>
      <text:p text:style-name="P4"><text:s text:c="16"/>}</text:p>
      <text:p text:style-name="P4"/>
      <text:p text:style-name="P4"><text:s text:c="12"/># Garante que 'chat_history' é uma lista</text:p>
      <text:p text:style-name="P4"><text:soft-page-break/><text:s text:c="12"/>if "chat_history" not in session_data or not isinstance(session_data["chat_history"], list):</text:p>
      <text:p text:style-name="P4"><text:s text:c="16"/>print(f"Aviso: Sessão '{session_name}' tem 'chat_history' inválido. Revertendo para histórico padrão.")</text:p>
      <text:p text:style-name="P4"><text:s text:c="16"/>session_data["chat_history"] = [{"role": "system", "content": SYSTEM_MESSAGE}]</text:p>
      <text:p text:style-name="P4"/>
      <text:p text:style-name="P4"><text:s text:c="12"/># Garante que 'active_api_summary_content' é uma string ou None</text:p>
      <text:p text:style-name="P4"><text:s text:c="12"/>if "active_api_summary_content" not in session_data or not isinstance(session_data["active_api_summary_content"], (str, type(None))):</text:p>
      <text:p text:style-name="P4"><text:s text:c="16"/>session_data["active_api_summary_content"] = None</text:p>
      <text:p text:style-name="P4"/>
      <text:p text:style-name="P4"><text:s text:c="12"/># Garante que 'active_api_summary_metadata' é um dicionário ou None</text:p>
      <text:p text:style-name="P4"><text:s text:c="12"/>if "active_api_summary_metadata" not in session_data or not isinstance(session_data["active_api_summary_metadata"], (dict, type(None))):</text:p>
      <text:p text:style-name="P4"><text:s text:c="16"/>session_data["active_api_summary_metadata"] = None</text:p>
      <text:p text:style-name="P4"><text:s text:c="12"/># --- Fim das validações de estrutura ---</text:p>
      <text:p text:style-name="P4"/>
      <text:p text:style-name="P4"><text:s text:c="12"/>print(f"Sessão '{session_name}' carregada com sucesso.")</text:p>
      <text:p text:style-name="P4"><text:s text:c="12"/>return session_data</text:p>
      <text:p text:style-name="P4"><text:s text:c="8"/>except json.JSONDecodeError as e:</text:p>
      <text:p text:style-name="P4"><text:s text:c="12"/>print(f"Erro ao decodificar a sessão '{session_name}': {e}. Criando uma nova sessão.")</text:p>
      <text:p text:style-name="P4"><text:s text:c="12"/># Se o arquivo estiver corrompido, retorna uma sessão padrão</text:p>
      <text:p text:style-name="P4"><text:s text:c="12"/>return {</text:p>
      <text:p text:style-name="P4"><text:s text:c="16"/>"chat_history": [{"role": "system", "content": SYSTEM_MESSAGE}],</text:p>
      <text:p text:style-name="P4"><text:s text:c="16"/>"active_api_summary_content": None,</text:p>
      <text:p text:style-name="P4"><text:s text:c="16"/>"active_api_summary_metadata": None</text:p>
      <text:p text:style-name="P4"><text:s text:c="12"/>}</text:p>
      <text:p text:style-name="P4"><text:s text:c="4"/>else: # Este é o bloco para quando a sessão não existe no disco</text:p>
      <text:p text:style-name="P4"><text:s text:c="8"/>print(f"Sessão '{session_name}' não encontrada. Iniciando uma nova sessão.")</text:p>
      <text:p text:style-name="P4"><text:s text:c="8"/>return {</text:p>
      <text:p text:style-name="P4"><text:s text:c="12"/>"chat_history": [{"role": "system", "content": SYSTEM_MESSAGE}],</text:p>
      <text:p text:style-name="P4"><text:s text:c="12"/>"active_api_summary_content": None,</text:p>
      <text:p text:style-name="P4"><text:s text:c="12"/>"active_api_summary_metadata": None</text:p>
      <text:p text:style-name="P4"><text:s text:c="8"/>}</text:p>
      <text:p text:style-name="P4"/>
      <text:p text:style-name="P4"># ... (suas funções load_session, save_session, list_sessions, delete_session) ...</text:p>
      <text:p text:style-name="P4"/>
      <text:p text:style-name="P4">def session_exists(session_name: str) -&gt; bool:</text:p>
      <text:p text:style-name="P4"><text:s text:c="4"/>"""</text:p>
      <text:p text:style-name="P4"><text:s text:c="4"/>Verifica se uma sessão com o nome fornecido existe no disco.</text:p>
      <text:p text:style-name="P4"/>
      <text:p text:style-name="P4"><text:s text:c="4"/>Args:</text:p>
      <text:p text:style-name="P4"><text:s text:c="8"/>session_name (str): O nome da sessão a ser verificada.</text:p>
      <text:p text:style-name="P4"/>
      <text:p text:style-name="P4"><text:s text:c="4"/>Returns:</text:p>
      <text:p text:style-name="P4"><text:s text:c="8"/>bool: True se a sessão existir, False caso contrário.</text:p>
      <text:p text:style-name="P4"><text:s text:c="4"/>"""</text:p>
      <text:p text:style-name="P4"><text:s text:c="4"/>return os.path.exists(_get_session_path(session_name))</text:p>
      <text:p text:style-name="P4"/>
      <text:p text:style-name="P4"># ... (suas funções load_session, save_session, list_sessions, delete_session) ...</text:p>
      <text:p text:style-name="P4"/>
      <text:p text:style-name="P4">def session_exists(session_name: str) -&gt; bool:</text:p>
      <text:p text:style-name="P4"><text:s text:c="4"/>"""</text:p>
      <text:p text:style-name="P4"><text:soft-page-break/><text:s text:c="4"/>Verifica se uma sessão com o nome fornecido existe no disco.</text:p>
      <text:p text:style-name="P4"/>
      <text:p text:style-name="P4"><text:s text:c="4"/>Args:</text:p>
      <text:p text:style-name="P4"><text:s text:c="8"/>session_name (str): O nome da sessão a ser verificada.</text:p>
      <text:p text:style-name="P4"/>
      <text:p text:style-name="P4"><text:s text:c="4"/>Returns:</text:p>
      <text:p text:style-name="P4"><text:s text:c="8"/>bool: True se a sessão existir, False caso contrário.</text:p>
      <text:p text:style-name="P4"><text:s text:c="4"/>"""</text:p>
      <text:p text:style-name="P4"><text:s text:c="4"/>return os.path.exists(_get_session_path(session_name))</text:p>
      <text:p text:style-name="P4"/>
      <text:p text:style-name="P4">def save_session(session_name: str, chat_history: list, active_api_summary_content: str = None, active_api_summary_metadata: dict = None):</text:p>
      <text:p text:style-name="P4"><text:s text:c="4"/>"""</text:p>
      <text:p text:style-name="P4"><text:s text:c="4"/>Salva o estado atual da sessão de chat.</text:p>
      <text:p text:style-name="P4"/>
      <text:p text:style-name="P4"><text:s text:c="4"/>Args:</text:p>
      <text:p text:style-name="P4"><text:s text:c="8"/>session_name (str): O nome da sessão a ser salva.</text:p>
      <text:p text:style-name="P4"><text:s text:c="8"/>chat_history (list): A lista de mensagens do histórico de chat.</text:p>
      <text:p text:style-name="P4"><text:s text:c="8"/>active_api_summary_content (str): O conteúdo do resumo ativo, se houver.</text:p>
      <text:p text:style-name="P4"><text:s text:c="8"/>active_api_summary_metadata (dict): Metadados do resumo ativo, se houver.</text:p>
      <text:p text:style-name="P4"><text:s text:c="4"/>"""</text:p>
      <text:p text:style-name="P4"><text:s text:c="4"/>session_path = _get_session_path(session_name)</text:p>
      <text:p text:style-name="P4"><text:s text:c="4"/>session_data = {</text:p>
      <text:p text:style-name="P4"><text:s text:c="8"/>"chat_history": chat_history,</text:p>
      <text:p text:style-name="P4"><text:s text:c="8"/>"active_api_summary_content": active_api_summary_content,</text:p>
      <text:p text:style-name="P4"><text:s text:c="8"/>"active_api_summary_metadata": active_api_summary_metadata</text:p>
      <text:p text:style-name="P4"><text:s text:c="4"/>}</text:p>
      <text:p text:style-name="P4"><text:s text:c="4"/>try:</text:p>
      <text:p text:style-name="P4"><text:s text:c="8"/>with open(session_path, 'w', encoding='utf-8') as f:</text:p>
      <text:p text:style-name="P4"><text:s text:c="12"/>json.dump(session_data, f, indent=4, ensure_ascii=False)</text:p>
      <text:p text:style-name="P4"><text:s text:c="8"/># print(f"Sessão '{session_name}' salva com sucesso.")</text:p>
      <text:p text:style-name="P4"><text:s text:c="4"/>except Exception as e:</text:p>
      <text:p text:style-name="P4"><text:s text:c="8"/>print(f"Erro ao salvar a sessão '{session_name}': {e}")</text:p>
      <text:p text:style-name="P4"/>
      <text:p text:style-name="P4">def list_sessions() -&gt; list:</text:p>
      <text:p text:style-name="P4"><text:s text:c="4"/>"""</text:p>
      <text:p text:style-name="P4"><text:s text:c="4"/>Lista todas as sessões salvas.</text:p>
      <text:p text:style-name="P4"/>
      <text:p text:style-name="P4"><text:s text:c="4"/>Returns:</text:p>
      <text:p text:style-name="P4"><text:s text:c="8"/>list: Uma lista de nomes de sessões.</text:p>
      <text:p text:style-name="P4"><text:s text:c="4"/>"""</text:p>
      <text:p text:style-name="P4"><text:s text:c="4"/>_ensure_dir_exists(SESSIONS_DIR)</text:p>
      <text:p text:style-name="P4"><text:s text:c="4"/>sessions = [</text:p>
      <text:p text:style-name="P4"><text:s text:c="8"/>f.replace('.json', '')</text:p>
      <text:p text:style-name="P4"><text:s text:c="8"/>for f in os.listdir(SESSIONS_DIR)</text:p>
      <text:p text:style-name="P4"><text:s text:c="8"/>if f.endswith('.json')</text:p>
      <text:p text:style-name="P4"><text:s text:c="4"/>]</text:p>
      <text:p text:style-name="P4"><text:s text:c="4"/>return sorted(sessions)</text:p>
      <text:p text:style-name="P4"/>
      <text:p text:style-name="P4">def delete_session(session_name: str) -&gt; bool:</text:p>
      <text:p text:style-name="P4"><text:s text:c="4"/>"""</text:p>
      <text:p text:style-name="P4"><text:s text:c="4"/>Exclui uma sessão salva.</text:p>
      <text:p text:style-name="P4"><text:soft-page-break/></text:p>
      <text:p text:style-name="P4"><text:s text:c="4"/>Args:</text:p>
      <text:p text:style-name="P4"><text:s text:c="8"/>session_name (str): O nome da sessão a ser excluída.</text:p>
      <text:p text:style-name="P4"/>
      <text:p text:style-name="P4"><text:s text:c="4"/>Returns:</text:p>
      <text:p text:style-name="P4"><text:s text:c="8"/>bool: True se a sessão foi excluída com sucesso, False caso contrário.</text:p>
      <text:p text:style-name="P4"><text:s text:c="4"/>"""</text:p>
      <text:p text:style-name="P4"><text:s text:c="4"/>session_path = _get_session_path(session_name)</text:p>
      <text:p text:style-name="P4"><text:s text:c="4"/>if os.path.exists(session_path):</text:p>
      <text:p text:style-name="P4"><text:s text:c="8"/>try:</text:p>
      <text:p text:style-name="P4"><text:s text:c="12"/>os.remove(session_path)</text:p>
      <text:p text:style-name="P4"><text:s text:c="12"/>return True</text:p>
      <text:p text:style-name="P4"><text:s text:c="8"/>except Exception as e:</text:p>
      <text:p text:style-name="P4"><text:s text:c="12"/>return False</text:p>
      <text:p text:style-name="P4"><text:s text:c="4"/>else:</text:p>
      <text:p text:style-name="P4"><text:s text:c="8"/>return False</text:p>
      <text:p text:style-name="P4"/>
      <text:p text:style-name="P4"># --- Gerenciamento de Resumos de PDF ---</text:p>
      <text:p text:style-name="P4">def save_pdf_summary(summary_content: str, metadata: dict) -&gt; str:</text:p>
      <text:p text:style-name="P4"><text:s text:c="4"/>"""</text:p>
      <text:p text:style-name="P4"><text:s text:c="4"/>Salva um resumo de PDF e seus metadados.</text:p>
      <text:p text:style-name="P4"/>
      <text:p text:style-name="P4"><text:s text:c="4"/>Args:</text:p>
      <text:p text:style-name="P4"><text:s text:c="8"/>summary_content (str): O conteúdo de texto do resumo.</text:p>
      <text:p text:style-name="P4"><text:s text:c="8"/>metadata (dict): Dicionário com metadados do resumo (ex: nome do arquivo original, data).</text:p>
      <text:p text:style-name="P4"/>
      <text:p text:style-name="P4"><text:s text:c="4"/>Returns:</text:p>
      <text:p text:style-name="P4"><text:s text:c="8"/>str: O ID único do resumo salvo.</text:p>
      <text:p text:style-name="P4"><text:s text:c="4"/>"""</text:p>
      <text:p text:style-name="P4"><text:s text:c="4"/>_ensure_dir_exists(SUMMARIES_DIR)</text:p>
      <text:p text:style-name="P4"><text:s text:c="4"/>summary_id = str(uuid.uuid4()) # Gera um ID único</text:p>
      <text:p text:style-name="P4"><text:s text:c="4"/>summary_data = {</text:p>
      <text:p text:style-name="P4"><text:s text:c="8"/>"id": summary_id,</text:p>
      <text:p text:style-name="P4"><text:s text:c="8"/>"timestamp": datetime.datetime.now().isoformat(),</text:p>
      <text:p text:style-name="P4"><text:s text:c="8"/>"content": summary_content,</text:p>
      <text:p text:style-name="P4"><text:s text:c="8"/>"metadata": metadata</text:p>
      <text:p text:style-name="P4"><text:s text:c="4"/>}</text:p>
      <text:p text:style-name="P4"><text:s text:c="4"/>summary_path = _get_summary_path(summary_id)</text:p>
      <text:p text:style-name="P4"><text:s text:c="4"/>try:</text:p>
      <text:p text:style-name="P4"><text:s text:c="8"/>with open(summary_path, 'w', encoding='utf-8') as f:</text:p>
      <text:p text:style-name="P4"><text:s text:c="12"/>json.dump(summary_data, f, indent=4, ensure_ascii=False)</text:p>
      <text:p text:style-name="P4"><text:s text:c="8"/>print(f"Resumo do PDF '{metadata.get('original_filename', 'N/A')}' salvo com ID: {summary_id}")</text:p>
      <text:p text:style-name="P4"><text:s text:c="8"/>return summary_id</text:p>
      <text:p text:style-name="P4"><text:s text:c="4"/>except Exception as e:</text:p>
      <text:p text:style-name="P4"><text:s text:c="8"/>print(f"Erro ao salvar o resumo do PDF: {e}")</text:p>
      <text:p text:style-name="P4"><text:s text:c="8"/>return ""</text:p>
      <text:p text:style-name="P4"/>
      <text:p text:style-name="P4">def load_specific_pdf_summary(summary_id: str) -&gt; dict or None:</text:p>
      <text:p text:style-name="P4"><text:s text:c="4"/>"""</text:p>
      <text:p text:style-name="P4"><text:s text:c="4"/>Carrega um resumo de PDF específico pelo seu ID.</text:p>
      <text:p text:style-name="P4"/>
      <text:p text:style-name="P4"><text:soft-page-break/><text:s text:c="4"/>Args:</text:p>
      <text:p text:style-name="P4"><text:s text:c="8"/>summary_id (str): O ID único do resumo a ser carregado.</text:p>
      <text:p text:style-name="P4"/>
      <text:p text:style-name="P4"><text:s text:c="4"/>Returns:</text:p>
      <text:p text:style-name="P4"><text:s text:c="8"/>dict or None: Um dicionário contendo 'content' e 'metadata' do resumo,</text:p>
      <text:p text:style-name="P4"><text:s text:c="22"/>ou None se o resumo não for encontrado.</text:p>
      <text:p text:style-name="P4"><text:s text:c="4"/>"""</text:p>
      <text:p text:style-name="P4"><text:s text:c="4"/>summary_path = _get_summary_path(summary_id)</text:p>
      <text:p text:style-name="P4"><text:s text:c="4"/>if os.path.exists(summary_path):</text:p>
      <text:p text:style-name="P4"><text:s text:c="8"/>try:</text:p>
      <text:p text:style-name="P4"><text:s text:c="12"/>with open(summary_path, 'r', encoding='utf-8') as f:</text:p>
      <text:p text:style-name="P4"><text:s text:c="16"/>summary_data = json.load(f)</text:p>
      <text:p text:style-name="P4"><text:s text:c="12"/>return summary_data</text:p>
      <text:p text:style-name="P4"><text:s text:c="8"/>except json.JSONDecodeError as e:</text:p>
      <text:p text:style-name="P4"><text:s text:c="12"/>print(f"Erro ao decodificar o resumo '{summary_id}': {e}")</text:p>
      <text:p text:style-name="P4"><text:s text:c="12"/>return None</text:p>
      <text:p text:style-name="P4"><text:s text:c="4"/>else:</text:p>
      <text:p text:style-name="P4"><text:s text:c="8"/>print(f"Resumo com ID '{summary_id}' não encontrado.")</text:p>
      <text:p text:style-name="P4"><text:s text:c="8"/>return None</text:p>
      <text:p text:style-name="P4"/>
      <text:p text:style-name="P4"># Em utils/session_manager.py</text:p>
      <text:p text:style-name="P4"/>
      <text:p text:style-name="P4"># ... (código existente, incluindo _get_summary_path) ...</text:p>
      <text:p text:style-name="P4"/>
      <text:p text:style-name="P4">def delete_pdf_summary(summary_id: str) -&gt; bool:</text:p>
      <text:p text:style-name="P4"><text:s text:c="4"/>"""</text:p>
      <text:p text:style-name="P4"><text:s text:c="4"/>Exclui um arquivo de resumo de PDF existente.</text:p>
      <text:p text:style-name="P4"/>
      <text:p text:style-name="P4"><text:s text:c="4"/>Args:</text:p>
      <text:p text:style-name="P4"><text:s text:c="8"/>summary_id (str): O ID do resumo a ser excluído.</text:p>
      <text:p text:style-name="P4"/>
      <text:p text:style-name="P4"><text:s text:c="4"/>Returns:</text:p>
      <text:p text:style-name="P4"><text:s text:c="8"/>bool: True se o resumo foi excluído com sucesso, False caso contrário.</text:p>
      <text:p text:style-name="P4"><text:s text:c="4"/>"""</text:p>
      <text:p text:style-name="P4"><text:s text:c="4"/>summary_path = _get_summary_path(summary_id)</text:p>
      <text:p text:style-name="P4"><text:s text:c="4"/>if os.path.exists(summary_path):</text:p>
      <text:p text:style-name="P4"><text:s text:c="8"/>try:</text:p>
      <text:p text:style-name="P4"><text:s text:c="12"/>os.remove(summary_path)</text:p>
      <text:p text:style-name="P4"><text:s text:c="12"/>return True</text:p>
      <text:p text:style-name="P4"><text:s text:c="8"/>except OSError as e:</text:p>
      <text:p text:style-name="P4"><text:s text:c="12"/>print(f"Erro ao excluir o resumo '{summary_id}': {e}")</text:p>
      <text:p text:style-name="P4"><text:s text:c="12"/>return False</text:p>
      <text:p text:style-name="P4"><text:s text:c="4"/>else:</text:p>
      <text:p text:style-name="P4"><text:s text:c="8"/>return False # Resumo não encontrado</text:p>
      <text:p text:style-name="P4"/>
      <text:p text:style-name="P4">def list_summaries() -&gt; list:</text:p>
      <text:p text:style-name="P4"><text:s text:c="4"/>"""</text:p>
      <text:p text:style-name="P4"><text:s text:c="4"/>Lista todos os resumos de PDF salvos.</text:p>
      <text:p text:style-name="P4"/>
      <text:p text:style-name="P4"><text:s text:c="4"/>Returns:</text:p>
      <text:p text:style-name="P4"><text:s text:c="8"/>list: Uma lista de dicionários, cada um contendo 'id', 'filename' e 'timestamp' do resumo.</text:p>
      <text:p text:style-name="P4"><text:s text:c="4"/>"""</text:p>
      <text:p text:style-name="P4"><text:soft-page-break/><text:s text:c="4"/>_ensure_dir_exists(SUMMARIES_DIR)</text:p>
      <text:p text:style-name="P4"><text:s text:c="4"/>summaries_info = []</text:p>
      <text:p text:style-name="P4"><text:s text:c="4"/>for f_name in os.listdir(SUMMARIES_DIR):</text:p>
      <text:p text:style-name="P4"><text:s text:c="8"/>if f_name.endswith('.json'):</text:p>
      <text:p text:style-name="P4"><text:s text:c="12"/>summary_id = f_name.replace('.json', '')</text:p>
      <text:p text:style-name="P4"><text:s text:c="12"/>summary_path = _get_summary_path(summary_id)</text:p>
      <text:p text:style-name="P4"><text:s text:c="12"/>try:</text:p>
      <text:p text:style-name="P4"><text:s text:c="16"/>with open(summary_path, 'r', encoding='utf-8') as f:</text:p>
      <text:p text:style-name="P4"><text:s text:c="20"/>summary_data = json.load(f)</text:p>
      <text:p text:style-name="P4"><text:s text:c="16"/>metadata = summary_data.get('metadata', {})</text:p>
      <text:p text:style-name="P4"><text:s text:c="16"/>summaries_info.append({</text:p>
      <text:p text:style-name="P4"><text:s text:c="20"/>"id": summary_data.get('id', 'N/A'),</text:p>
      <text:p text:style-name="P4"><text:s text:c="20"/>"filename": metadata.get('original_filename', 'N/A'),</text:p>
      <text:p text:style-name="P4"><text:s text:c="20"/>"timestamp": summary_data.get('timestamp', 'N/A')</text:p>
      <text:p text:style-name="P4"><text:s text:c="16"/>})</text:p>
      <text:p text:style-name="P4"><text:s text:c="12"/>except json.JSONDecodeError as e:</text:p>
      <text:p text:style-name="P4"><text:s text:c="16"/>print(f"Aviso: Arquivo de resumo corrompido ou inválido: {f_name} - {e}")</text:p>
      <text:p text:style-name="P4"><text:s text:c="12"/>except Exception as e:</text:p>
      <text:p text:style-name="P4"><text:s text:c="16"/>print(f"Aviso: Erro ao ler resumo: {f_name} - {e}")</text:p>
      <text:p text:style-name="P4"><text:s text:c="4"/># Ordena os resumos pelo timestamp para que os mais recentes apareçam primeiro</text:p>
      <text:p text:style-name="P4"><text:s text:c="4"/>return sorted(summaries_info, key=lambda x: x.get('timestamp', ''), reverse=True)</text:p>
      <text:p text:style-name="P4"/>
      <text:p text:style-name="P4"/>
      <text:p text:style-name="P4">if __name__ == "__main__":</text:p>
      <text:p text:style-name="P4"><text:s text:c="4"/>print("Testando session_manager.py...")</text:p>
      <text:p text:style-name="P4"/>
      <text:p text:style-name="P4"><text:s text:c="4"/># --- Teste de Sessões ---</text:p>
      <text:p text:style-name="P4"><text:s text:c="4"/>test_session_name = "test_session_123"</text:p>
      <text:p text:style-name="P4"><text:s text:c="4"/>print(f"\n--- Gerenciamento de Sessões ({test_session_name}) ---")</text:p>
      <text:p text:style-name="P4"/>
      <text:p text:style-name="P4"><text:s text:c="4"/># 1. Carregar sessão (deve ser nova)</text:p>
      <text:p text:style-name="P4"><text:s text:c="4"/>loaded_session = load_session(test_session_name)</text:p>
      <text:p text:style-name="P4"><text:s text:c="4"/>print(f"Histórico carregado (nova): {loaded_session['chat_history']}")</text:p>
      <text:p text:style-name="P4"/>
      <text:p text:style-name="P4"><text:s text:c="4"/># 2. Salvar uma sessão</text:p>
      <text:p text:style-name="P4"><text:s text:c="4"/>test_history = loaded_session['chat_history']</text:p>
      <text:p text:style-name="P4"><text:s text:c="4"/>test_history.append({"role": "user", "content": "Olá, esta é uma mensagem de teste."})</text:p>
      <text:p text:style-name="P4"><text:s text:c="4"/>test_history.append({"role": "assistant", "content": "Entendido. Salvando sessão."})</text:p>
      <text:p text:style-name="P4"><text:s text:c="4"/>save_session(test_session_name, test_history, None, None)</text:p>
      <text:p text:style-name="P4"/>
      <text:p text:style-name="P4"><text:s text:c="4"/># 3. Carregar novamente a sessão (agora deve ter histórico)</text:p>
      <text:p text:style-name="P4"><text:s text:c="4"/>loaded_session_again = load_session(test_session_name)</text:p>
      <text:p text:style-name="P4"><text:s text:c="4"/>print(f"Histórico carregado (existente): {loaded_session_again['chat_history']}")</text:p>
      <text:p text:style-name="P4"/>
      <text:p text:style-name="P4"><text:s text:c="4"/># 4. Listar sessões</text:p>
      <text:p text:style-name="P4"><text:s text:c="4"/>print("\nSessões Atuais:", list_sessions())</text:p>
      <text:p text:style-name="P4"/>
      <text:p text:style-name="P4"><text:s text:c="4"/># 5. Criar outra sessão para listar</text:p>
      <text:p text:style-name="P4"><text:s text:c="4"/>save_session("outra_sessao", [{"role": "user", "content": "Segunda sessão."}], None, None)</text:p>
      <text:p text:style-name="P4"><text:s text:c="4"/>print("Sessões Após criar 'outra_sessao':", list_sessions())</text:p>
      <text:p text:style-name="P4"/>
      <text:p text:style-name="P4"><text:s text:c="4"/># --- Teste de Resumos de PDF ---</text:p>
      <text:p text:style-name="P4"><text:soft-page-break/><text:s text:c="4"/>print("\n--- Gerenciamento de Resumos de PDF ---")</text:p>
      <text:p text:style-name="P4"><text:s text:c="4"/>test_summary_content = "Este é um resumo de teste de um documento sobre IA."</text:p>
      <text:p text:style-name="P4"><text:s text:c="4"/>test_summary_metadata = {</text:p>
      <text:p text:style-name="P4"><text:s text:c="8"/>"original_filename": "documento_ia.pdf",</text:p>
      <text:p text:style-name="P4"><text:s text:c="8"/>"pages": 5,</text:p>
      <text:p text:style-name="P4"><text:s text:c="8"/>"topic": "Inteligência Artificial"</text:p>
      <text:p text:style-name="P4"><text:s text:c="4"/>}</text:p>
      <text:p text:style-name="P4"/>
      <text:p text:style-name="P4"><text:s text:c="4"/># 1. Salvar um resumo</text:p>
      <text:p text:style-name="P4"><text:s text:c="4"/>saved_summary_id = save_pdf_summary(test_summary_content, test_summary_metadata)</text:p>
      <text:p text:style-name="P4"><text:s text:c="4"/>if saved_summary_id:</text:p>
      <text:p text:style-name="P4"><text:s text:c="8"/>print(f"Resumo de PDF salvo com ID: {saved_summary_id}")</text:p>
      <text:p text:style-name="P4"/>
      <text:p text:style-name="P4"><text:s text:c="8"/># 2. Carregar o resumo salvo</text:p>
      <text:p text:style-name="P4"><text:s text:c="8"/>loaded_summary = load_specific_pdf_summary(saved_summary_id)</text:p>
      <text:p text:style-name="P4"><text:s text:c="8"/>if loaded_summary:</text:p>
      <text:p text:style-name="P4"><text:s text:c="12"/>print(f"Conteúdo do resumo carregado: '{loaded_summary['content'][:50]}...'")</text:p>
      <text:p text:style-name="P4"><text:s text:c="12"/>print(f"Metadados do resumo carregado: {loaded_summary['metadata']}")</text:p>
      <text:p text:style-name="P4"/>
      <text:p text:style-name="P4"><text:s text:c="4"/># 3. Listar resumos</text:p>
      <text:p text:style-name="P4"><text:s text:c="4"/>print("\nResumos Atuais:")</text:p>
      <text:p text:style-name="P4"><text:s text:c="4"/>for summary in list_summaries():</text:p>
      <text:p text:style-name="P4"><text:s text:c="8"/>print(f"- ID: {summary['id']}, Arquivo: {summary['filename']}, Data: {summary['timestamp']}")</text:p>
      <text:p text:style-name="P4"/>
      <text:p text:style-name="P4"><text:s text:c="4"/># --- Limpeza ---</text:p>
      <text:p text:style-name="P4"><text:s text:c="4"/>print("\n--- Limpeza ---")</text:p>
      <text:p text:style-name="P4"><text:s text:c="4"/># Deletar sessões de teste</text:p>
      <text:p text:style-name="P4"><text:s text:c="4"/>delete_session(test_session_name)</text:p>
      <text:p text:style-name="P4"><text:s text:c="4"/>delete_session("outra_sessao")</text:p>
      <text:p text:style-name="P4"><text:s text:c="4"/>print("Sessões Após limpeza:", list_sessions())</text:p>
      <text:p text:style-name="P4"/>
      <text:p text:style-name="P4"><text:s text:c="4"/># (Não há função para deletar resumo individualmente no teste, mas a sessão o gerencia)</text:p>
      <text:p text:style-name="P4"><text:s text:c="4"/># Em um cenário real, você poderia adicionar uma função de exclusão de resumo se necessário.</text:p>
      <text:p text:style-name="P3">token_utils.py</text:p>
      <text:p text:style-name="P4"/>
      <text:p text:style-name="P4">import sys</text:p>
      <text:p text:style-name="P4">import os</text:p>
      <text:p text:style-name="P4">current_dir = os.path.dirname(os.path.abspath(__file__))</text:p>
      <text:p text:style-name="P4">project_root = os.path.abspath(os.path.join(current_dir, '..'))</text:p>
      <text:p text:style-name="P4">if project_root not in sys.path:</text:p>
      <text:p text:style-name="P4"><text:s text:c="4"/>sys.path.append(project_root)</text:p>
      <text:p text:style-name="P4">import tiktoken</text:p>
      <text:p text:style-name="P4">from config.config import DEFAULT_MODEL</text:p>
      <text:p text:style-name="P4"/>
      <text:p text:style-name="P4"># Carrega o codificador de tokens para o modelo padrão.</text:p>
      <text:p text:style-name="P4"># O encoding "cl100k_base" é comumente usado por modelos como gpt-3.5-turbo e gpt-4.</text:p>
      <text:p text:style-name="P4">ENCODER = tiktoken.get_encoding("cl100k_base")</text:p>
      <text:p text:style-name="P4"/>
      <text:p text:style-name="P4">def count_tokens_in_string(text: str) -&gt; int:</text:p>
      <text:p text:style-name="P4"><text:s text:c="4"/>"""</text:p>
      <text:p text:style-name="P4"><text:s text:c="4"/>Conta o número de tokens em uma string de texto usando o codificador padrão.</text:p>
      <text:p text:style-name="P4"/>
      <text:p text:style-name="P4"><text:s text:c="4"/>Args:</text:p>
      <text:p text:style-name="P4"><text:s text:c="8"/>text (str): A string de texto a ser tokenizada.</text:p>
      <text:p text:style-name="P4"/>
      <text:p text:style-name="P4"><text:s text:c="4"/>Returns:</text:p>
      <text:p text:style-name="P4"><text:s text:c="8"/>int: O número de tokens na string.</text:p>
      <text:p text:style-name="P4"><text:s text:c="4"/>"""</text:p>
      <text:p text:style-name="P4"><text:s text:c="4"/>return len(ENCODER.encode(text))</text:p>
      <text:p text:style-name="P4"/>
      <text:p text:style-name="P4">def count_tokens_in_messages(messages: list) -&gt; int:</text:p>
      <text:p text:style-name="P4"><text:s text:c="4"/>"""</text:p>
      <text:p text:style-name="P4"><text:s text:c="4"/>Conta o número de tokens em uma lista de mensagens formatadas para a API do OpenAI.</text:p>
      <text:p text:style-name="P4"><text:s text:c="4"/>Esta função é baseada na documentação da OpenAI para contagem de tokens de mensagens</text:p>
      <text:p text:style-name="P4"><text:s text:c="4"/>e leva em consideração a estrutura de role/content.</text:p>
      <text:p text:style-name="P4"/>
      <text:p text:style-name="P4"><text:s text:c="4"/>Args:</text:p>
      <text:p text:style-name="P4"><text:s text:c="8"/>messages (list): Uma lista de dicionários de mensagens, como:</text:p>
      <text:p text:style-name="P4"><text:s text:c="25"/>[{"role": "system", "content": "Seu nome é Bot."},</text:p>
      <text:p text:style-name="P4"><text:s text:c="26"/>{"role": "user", "content": "Olá!"}]</text:p>
      <text:p text:style-name="P4"/>
      <text:p text:style-name="P4"><text:s text:c="4"/>Returns:</text:p>
      <text:p text:style-name="P4"><text:s text:c="8"/>int: O número total de tokens nas mensagens.</text:p>
      <text:p text:style-name="P4"><text:s text:c="4"/>"""</text:p>
      <text:p text:style-name="P4"><text:s text:c="4"/># Adaptação para gpt-3.5-turbo e gpt-4 conforme documentação da OpenAI</text:p>
      <text:p text:style-name="P4"><text:s text:c="4"/># Cada mensagem tem um custo base de 4 tokens (role + content).</text:p>
      <text:p text:style-name="P4"><text:s text:c="4"/># Algumas versões de modelo podem ter um custo extra de 1 token para respostas.</text:p>
      <text:p text:style-name="P4"><text:s text:c="4"/># Estamos usando uma abordagem mais segura que se alinha com exemplos da OpenAI.</text:p>
      <text:p text:style-name="P4"><text:s text:c="4"/>tokens_per_message = 3 # Cada mensagem geralmente custa 3 tokens (role, content, e o final do turno)</text:p>
      <text:p text:style-name="P4"><text:s text:c="4"/>tokens_per_name = 1 <text:s text:c="3"/># Se um nome é fornecido, ele custa 1 token extra.</text:p>
      <text:p text:style-name="P4"/>
      <text:p text:style-name="P4"><text:s text:c="4"/>total_tokens = 0</text:p>
      <text:p text:style-name="P4"><text:s text:c="4"/>for message in messages:</text:p>
      <text:p text:style-name="P4"><text:s text:c="8"/>total_tokens += tokens_per_message</text:p>
      <text:p text:style-name="P4"><text:soft-page-break/><text:s text:c="8"/>for key, value in message.items():</text:p>
      <text:p text:style-name="P4"><text:s text:c="12"/>total_tokens += count_tokens_in_string(value)</text:p>
      <text:p text:style-name="P4"><text:s text:c="12"/>if key == "name":</text:p>
      <text:p text:style-name="P4"><text:s text:c="16"/>total_tokens += tokens_per_name</text:p>
      <text:p text:style-name="P4"><text:s text:c="4"/>total_tokens += 3 # Cada resposta geralmente começa com 'assistant', o que custa 3 tokens.</text:p>
      <text:p text:style-name="P4"><text:s text:c="22"/># Esta é uma estimativa, pode variar ligeiramente.</text:p>
      <text:p text:style-name="P4"><text:s text:c="4"/>return total_tokens</text:p>
      <text:p text:style-name="P4"/>
      <text:p text:style-name="P4">if __name__ == "__main__":</text:p>
      <text:p text:style-name="P4"><text:s text:c="4"/>print("Testando token_utils.py...")</text:p>
      <text:p text:style-name="P4"/>
      <text:p text:style-name="P4"><text:s text:c="4"/># Teste de contagem de tokens em string</text:p>
      <text:p text:style-name="P4"><text:s text:c="4"/>text_example = "Olá, como você está hoje? Espero que esteja tudo bem!"</text:p>
      <text:p text:style-name="P4"><text:s text:c="4"/>tokens_string = count_tokens_in_string(text_example)</text:p>
      <text:p text:style-name="P4"><text:s text:c="4"/>print(f"\nTexto: '{text_example}'")</text:p>
      <text:p text:style-name="P4"><text:s text:c="4"/>print(f"Tokens na string: {tokens_string}")</text:p>
      <text:p text:style-name="P4"/>
      <text:p text:style-name="P4"><text:s text:c="4"/># Teste de contagem de tokens em mensagens</text:p>
      <text:p text:style-name="P4"><text:s text:c="4"/>messages_example = [</text:p>
      <text:p text:style-name="P4"><text:s text:c="8"/>{"role": "system", "content": "Você é um assistente de IA útil."},</text:p>
      <text:p text:style-name="P4"><text:s text:c="8"/>{"role": "user", "content": "Qual a capital do Brasil?"},</text:p>
      <text:p text:style-name="P4"><text:s text:c="8"/>{"role": "assistant", "content": "A capital do Brasil é Brasília."}</text:p>
      <text:p text:style-name="P4"><text:s text:c="4"/>]</text:p>
      <text:p text:style-name="P4"><text:s text:c="4"/>tokens_messages = count_tokens_in_messages(messages_example)</text:p>
      <text:p text:style-name="P4"><text:s text:c="4"/>print(f"\nMensagens de exemplo: {messages_example}")</text:p>
      <text:p text:style-name="P4"><text:s text:c="4"/>print(f"Tokens nas mensagens (estimado): {tokens_messages}")</text:p>
      <text:p text:style-name="P4"/>
      <text:p text:style-name="P4"><text:s text:c="4"/># Exemplo com uma string longa</text:p>
      <text:p text:style-name="P4"><text:s text:c="4"/>long_text = "Isso é um texto muito longo para testar a contagem de tokens. " * 50</text:p>
      <text:p text:style-name="P4"><text:s text:c="4"/>print(f"\nTexto longo (primeiros 50 chars): '{long_text[:50]}...'")</text:p>
      <text:p text:style-name="P4"><text:s text:c="4"/>print(f"Tokens no texto longo: {count_tokens_in_string(long_text)}")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04:32:10.175668495</meta:creation-date>
    <dc:date>2025-07-02T04:58:23.714318990</dc:date>
    <meta:editing-duration>PT15M47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6" meta:paragraph-count="1353" meta:word-count="7339" meta:character-count="69571" meta:non-whitespace-character-count="53946"/>
  </office:meta>
</office:document-meta>
</file>